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6pt" fo:language="pt" fo:country="BR" officeooo:rsid="002f72c2" officeooo:paragraph-rsid="0003aff5" style:font-size-asian="6pt" style:font-size-complex="6pt"/>
    </style:style>
    <style:style style:name="P2"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3"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4" style:family="paragraph" style:parent-style-name="Standard">
      <style:text-properties fo:font-size="6pt" fo:language="pt" fo:country="BR" officeooo:rsid="0000be0d" officeooo:paragraph-rsid="0003aff5" style:font-size-asian="6pt" style:font-size-complex="6pt"/>
    </style:style>
    <style:style style:name="P5"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6" style:family="paragraph" style:parent-style-name="Standard">
      <style:paragraph-properties fo:text-align="justify" style:justify-single-word="false"/>
      <style:text-properties fo:font-size="6pt" fo:language="pt" fo:country="BR" officeooo:rsid="00062f5a" officeooo:paragraph-rsid="00cb5da0" style:font-size-asian="6pt" style:font-size-complex="6pt"/>
    </style:style>
    <style:style style:name="P7"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8" style:family="paragraph" style:parent-style-name="Standard">
      <style:paragraph-properties fo:text-align="center" style:justify-single-word="false"/>
      <style:text-properties fo:font-size="6pt" fo:language="pt" fo:country="BR" fo:font-weight="bold" officeooo:rsid="011612b8" officeooo:paragraph-rsid="011612b8" style:font-size-asian="6pt" style:font-weight-asian="bold" style:font-size-complex="6pt" style:font-weight-complex="bold"/>
    </style:style>
    <style:style style:name="P9" style:family="paragraph" style:parent-style-name="Standard">
      <style:paragraph-properties fo:text-align="center" style:justify-single-word="false"/>
      <style:text-properties fo:font-size="6pt" fo:language="pt" fo:country="BR" fo:font-weight="bold" officeooo:rsid="0118515e" officeooo:paragraph-rsid="0118515e" style:font-size-asian="6pt" style:font-weight-asian="bold" style:font-size-complex="6pt" style:font-weight-complex="bold"/>
    </style:style>
    <style:style style:name="P10" style:family="paragraph" style:parent-style-name="Standard">
      <style:paragraph-properties fo:text-align="center" style:justify-single-word="false"/>
      <style:text-properties fo:font-size="6pt" fo:language="pt" fo:country="BR" fo:font-weight="bold" officeooo:rsid="011af508" officeooo:paragraph-rsid="011af508" style:font-size-asian="6pt" style:font-weight-asian="bold" style:font-size-complex="6pt" style:font-weight-complex="bold"/>
    </style:style>
    <style:style style:name="P11" style:family="paragraph" style:parent-style-name="Standard">
      <style:paragraph-properties fo:text-align="center" style:justify-single-word="false"/>
      <style:text-properties fo:font-size="6pt" fo:language="pt" fo:country="BR" fo:font-weight="bold" officeooo:rsid="011be86a" officeooo:paragraph-rsid="011be86a" style:font-size-asian="6pt" style:font-weight-asian="bold" style:font-size-complex="6pt" style:font-weight-complex="bold"/>
    </style:style>
    <style:style style:name="P12" style:family="paragraph" style:parent-style-name="Standard">
      <style:paragraph-properties fo:text-align="center" style:justify-single-word="false"/>
      <style:text-properties fo:font-size="6pt" fo:language="pt" fo:country="BR" fo:font-weight="bold" officeooo:rsid="011f9768" officeooo:paragraph-rsid="011f9768" style:font-size-asian="6pt" style:font-weight-asian="bold" style:font-size-complex="6pt" style:font-weight-complex="bold"/>
    </style:style>
    <style:style style:name="P13" style:family="paragraph" style:parent-style-name="Standard">
      <style:paragraph-properties fo:text-align="center" style:justify-single-word="false"/>
      <style:text-properties fo:font-size="6pt" fo:language="pt" fo:country="BR" fo:font-weight="bold" officeooo:rsid="011f9768" officeooo:paragraph-rsid="012be03d" style:font-size-asian="6pt" style:font-weight-asian="bold" style:font-size-complex="6pt" style:font-weight-complex="bold"/>
    </style:style>
    <style:style style:name="P14" style:family="paragraph" style:parent-style-name="Standard">
      <style:paragraph-properties fo:text-align="center" style:justify-single-word="false"/>
      <style:text-properties fo:font-size="6pt" fo:language="pt" fo:country="BR" fo:font-weight="bold" officeooo:rsid="01255482" officeooo:paragraph-rsid="01255482" style:font-size-asian="6pt" style:font-weight-asian="bold" style:font-size-complex="6pt" style:font-weight-complex="bold"/>
    </style:style>
    <style:style style:name="P15" style:family="paragraph" style:parent-style-name="Standard">
      <style:paragraph-properties fo:text-align="center" style:justify-single-word="false"/>
      <style:text-properties fo:font-size="6pt" fo:language="pt" fo:country="BR" fo:font-weight="bold" officeooo:rsid="002cc5ff" officeooo:paragraph-rsid="0003aff5" style:font-size-asian="6pt" style:font-weight-asian="bold" style:font-size-complex="6pt" style:font-weight-complex="bold"/>
    </style:style>
    <style:style style:name="P16"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17"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18"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19"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20"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21"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22"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23"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24"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25"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26"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28"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30"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43"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45"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46"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9255cb" officeooo:paragraph-rsid="009255cb" style:font-size-asian="6pt" style:font-weight-asian="bold" style:font-size-complex="6pt" style:font-weight-complex="bold"/>
    </style:style>
    <style:style style:name="P48"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ac79e2" officeooo:paragraph-rsid="00ac79e2"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aeed8d" officeooo:paragraph-rsid="00aeed8d"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b28825" officeooo:paragraph-rsid="00b28825"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b5f6f5" officeooo:paragraph-rsid="00b5f6f5" style:font-size-asian="6pt" style:font-weight-asian="bold" style:font-size-complex="6pt" style:font-weight-complex="bold"/>
    </style:style>
    <style:style style:name="P61" style:family="paragraph" style:parent-style-name="Standard">
      <style:paragraph-properties fo:text-align="center" style:justify-single-word="false"/>
      <style:text-properties fo:font-size="6pt" fo:language="pt" fo:country="BR" fo:font-weight="bold" officeooo:rsid="00b982b7" officeooo:paragraph-rsid="00b982b7" style:font-size-asian="6pt" style:font-weight-asian="bold" style:font-size-complex="6pt" style:font-weight-complex="bold"/>
    </style:style>
    <style:style style:name="P62" style:family="paragraph" style:parent-style-name="Standard">
      <style:paragraph-properties fo:text-align="center" style:justify-single-word="false"/>
      <style:text-properties fo:font-size="6pt" fo:language="pt" fo:country="BR" fo:font-weight="bold" officeooo:rsid="00bcc32e" officeooo:paragraph-rsid="00bcc32e"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be3c4a" officeooo:paragraph-rsid="00be3c4a"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c33e8e" officeooo:paragraph-rsid="00c33e8e" style:font-size-asian="6pt" style:font-weight-asian="bold" style:font-size-complex="6pt" style:font-weight-complex="bold"/>
    </style:style>
    <style:style style:name="P65" style:family="paragraph" style:parent-style-name="Standard">
      <style:paragraph-properties fo:text-align="center" style:justify-single-word="false"/>
      <style:text-properties fo:font-size="6pt" fo:language="pt" fo:country="BR" fo:font-weight="bold" officeooo:rsid="00cda411" officeooo:paragraph-rsid="00cda411" style:font-size-asian="6pt" style:font-weight-asian="bold" style:font-size-complex="6pt" style:font-weight-complex="bold"/>
    </style:style>
    <style:style style:name="P66" style:family="paragraph" style:parent-style-name="Standard">
      <style:paragraph-properties fo:text-align="center" style:justify-single-word="false"/>
      <style:text-properties fo:font-size="6pt" fo:language="pt" fo:country="BR" fo:font-weight="bold" officeooo:rsid="00cf9566" officeooo:paragraph-rsid="00cf9566" style:font-size-asian="6pt" style:font-weight-asian="bold" style:font-size-complex="6pt" style:font-weight-complex="bold"/>
    </style:style>
    <style:style style:name="P67" style:family="paragraph" style:parent-style-name="Standard">
      <style:paragraph-properties fo:text-align="center" style:justify-single-word="false"/>
      <style:text-properties fo:font-size="6pt" fo:language="pt" fo:country="BR" fo:font-weight="bold" officeooo:rsid="00d4a5d9" officeooo:paragraph-rsid="00d4a5d9" style:font-size-asian="6pt" style:font-weight-asian="bold" style:font-size-complex="6pt" style:font-weight-complex="bold"/>
    </style:style>
    <style:style style:name="P68" style:family="paragraph" style:parent-style-name="Standard">
      <style:paragraph-properties fo:text-align="center" style:justify-single-word="false"/>
      <style:text-properties fo:font-size="6pt" fo:language="pt" fo:country="BR" fo:font-weight="bold" officeooo:rsid="00d7ecde" officeooo:paragraph-rsid="00d7ecde" style:font-size-asian="6pt" style:font-weight-asian="bold" style:font-size-complex="6pt" style:font-weight-complex="bold"/>
    </style:style>
    <style:style style:name="P69" style:family="paragraph" style:parent-style-name="Standard">
      <style:paragraph-properties fo:text-align="center" style:justify-single-word="false"/>
      <style:text-properties fo:font-size="6pt" fo:language="pt" fo:country="BR" fo:font-weight="bold" officeooo:rsid="00d9d9f5" officeooo:paragraph-rsid="00d9d9f5" style:font-size-asian="6pt" style:font-weight-asian="bold" style:font-size-complex="6pt" style:font-weight-complex="bold"/>
    </style:style>
    <style:style style:name="P70" style:family="paragraph" style:parent-style-name="Standard">
      <style:paragraph-properties fo:text-align="center" style:justify-single-word="false"/>
      <style:text-properties fo:font-size="6pt" fo:language="pt" fo:country="BR" fo:font-weight="bold" officeooo:rsid="00df3e3d" officeooo:paragraph-rsid="00df3e3d" style:font-size-asian="6pt" style:font-weight-asian="bold" style:font-size-complex="6pt" style:font-weight-complex="bold"/>
    </style:style>
    <style:style style:name="P71" style:family="paragraph" style:parent-style-name="Standard">
      <style:paragraph-properties fo:text-align="center" style:justify-single-word="false"/>
      <style:text-properties fo:font-size="6pt" fo:language="pt" fo:country="BR" fo:font-weight="bold" officeooo:rsid="00e67930" officeooo:paragraph-rsid="00e67930"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e79585" officeooo:paragraph-rsid="00e79585" style:font-size-asian="6pt" style:font-weight-asian="bold" style:font-size-complex="6pt" style:font-weight-complex="bold"/>
    </style:style>
    <style:style style:name="P73" style:family="paragraph" style:parent-style-name="Standard">
      <style:paragraph-properties fo:text-align="center" style:justify-single-word="false"/>
      <style:text-properties fo:font-size="6pt" fo:language="pt" fo:country="BR" fo:font-weight="bold" officeooo:rsid="00e99bda" officeooo:paragraph-rsid="00e99bda" style:font-size-asian="6pt" style:font-weight-asian="bold" style:font-size-complex="6pt" style:font-weight-complex="bold"/>
    </style:style>
    <style:style style:name="P74" style:family="paragraph" style:parent-style-name="Standard">
      <style:paragraph-properties fo:text-align="center" style:justify-single-word="false"/>
      <style:text-properties fo:font-size="6pt" fo:language="pt" fo:country="BR" fo:font-weight="bold" officeooo:rsid="00eab599" officeooo:paragraph-rsid="00eab599" style:font-size-asian="6pt" style:font-weight-asian="bold" style:font-size-complex="6pt" style:font-weight-complex="bold"/>
    </style:style>
    <style:style style:name="P75" style:family="paragraph" style:parent-style-name="Standard">
      <style:paragraph-properties fo:text-align="center" style:justify-single-word="false"/>
      <style:text-properties fo:font-size="6pt" fo:language="pt" fo:country="BR" fo:font-weight="bold" officeooo:rsid="00ed1e47" officeooo:paragraph-rsid="00ed1e47" style:font-size-asian="6pt" style:font-weight-asian="bold" style:font-size-complex="6pt" style:font-weight-complex="bold"/>
    </style:style>
    <style:style style:name="P76" style:family="paragraph" style:parent-style-name="Standard">
      <style:paragraph-properties fo:text-align="center"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77" style:family="paragraph" style:parent-style-name="Standard">
      <style:paragraph-properties fo:text-align="start"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78" style:family="paragraph" style:parent-style-name="Standard">
      <style:paragraph-properties fo:text-align="center" style:justify-single-word="false"/>
      <style:text-properties fo:font-size="6pt" fo:language="pt" fo:country="BR" fo:font-weight="bold" officeooo:rsid="00f305bd" officeooo:paragraph-rsid="00f305bd" style:font-size-asian="6pt" style:font-weight-asian="bold" style:font-size-complex="6pt" style:font-weight-complex="bold"/>
    </style:style>
    <style:style style:name="P79" style:family="paragraph" style:parent-style-name="Standard">
      <style:paragraph-properties fo:text-align="center" style:justify-single-word="false"/>
      <style:text-properties fo:font-size="6pt" fo:language="pt" fo:country="BR" fo:font-weight="bold" officeooo:rsid="00f48743" officeooo:paragraph-rsid="00f48743" style:font-size-asian="6pt" style:font-weight-asian="bold" style:font-size-complex="6pt" style:font-weight-complex="bold"/>
    </style:style>
    <style:style style:name="P80" style:family="paragraph" style:parent-style-name="Standard">
      <style:paragraph-properties fo:text-align="center" style:justify-single-word="false"/>
      <style:text-properties fo:font-size="6pt" fo:language="pt" fo:country="BR" fo:font-weight="bold" officeooo:rsid="00f71801" officeooo:paragraph-rsid="00f71801" style:font-size-asian="6pt" style:font-weight-asian="bold" style:font-size-complex="6pt" style:font-weight-complex="bold"/>
    </style:style>
    <style:style style:name="P81" style:family="paragraph" style:parent-style-name="Standard">
      <style:paragraph-properties fo:text-align="center" style:justify-single-word="false"/>
      <style:text-properties fo:font-size="6pt" fo:language="pt" fo:country="BR" fo:font-weight="bold" officeooo:rsid="00f9a9e6" officeooo:paragraph-rsid="00f9a9e6" style:font-size-asian="6pt" style:font-weight-asian="bold" style:font-size-complex="6pt" style:font-weight-complex="bold"/>
    </style:style>
    <style:style style:name="P82" style:family="paragraph" style:parent-style-name="Standard">
      <style:paragraph-properties fo:text-align="center" style:justify-single-word="false"/>
      <style:text-properties fo:font-size="6pt" fo:language="pt" fo:country="BR" fo:font-weight="bold" officeooo:rsid="00fa0749" officeooo:paragraph-rsid="00fa0749" style:font-size-asian="6pt" style:font-weight-asian="bold" style:font-size-complex="6pt" style:font-weight-complex="bold"/>
    </style:style>
    <style:style style:name="P83" style:family="paragraph" style:parent-style-name="Standard">
      <style:paragraph-properties fo:text-align="center" style:justify-single-word="false"/>
      <style:text-properties fo:font-size="6pt" fo:language="pt" fo:country="BR" fo:font-weight="bold" officeooo:rsid="01016bd3" officeooo:paragraph-rsid="01016bd3" style:font-size-asian="6pt" style:font-weight-asian="bold" style:font-size-complex="6pt" style:font-weight-complex="bold"/>
    </style:style>
    <style:style style:name="P84" style:family="paragraph" style:parent-style-name="Standard">
      <style:paragraph-properties fo:text-align="center" style:justify-single-word="false"/>
      <style:text-properties fo:font-size="6pt" fo:language="pt" fo:country="BR" fo:font-weight="bold" officeooo:rsid="010b25c9" officeooo:paragraph-rsid="010b25c9" style:font-size-asian="6pt" style:font-weight-asian="bold" style:font-size-complex="6pt" style:font-weight-complex="bold"/>
    </style:style>
    <style:style style:name="P85" style:family="paragraph" style:parent-style-name="Standard">
      <style:paragraph-properties fo:text-align="center" style:justify-single-word="false"/>
      <style:text-properties fo:font-size="6pt" fo:language="pt" fo:country="BR" fo:font-weight="bold" officeooo:rsid="010dcf2b" officeooo:paragraph-rsid="010dcf2b" style:font-size-asian="6pt" style:font-weight-asian="bold" style:font-size-complex="6pt" style:font-weight-complex="bold"/>
    </style:style>
    <style:style style:name="P86" style:family="paragraph" style:parent-style-name="Standard">
      <style:paragraph-properties fo:text-align="center" style:justify-single-word="false"/>
      <style:text-properties fo:font-size="6pt" fo:language="pt" fo:country="BR" fo:font-weight="bold" officeooo:rsid="010df796" officeooo:paragraph-rsid="010df796" style:font-size-asian="6pt" style:font-weight-asian="bold" style:font-size-complex="6pt" style:font-weight-complex="bold"/>
    </style:style>
    <style:style style:name="P87" style:family="paragraph" style:parent-style-name="Standard">
      <style:paragraph-properties fo:text-align="center" style:justify-single-word="false"/>
      <style:text-properties fo:font-size="6pt" fo:language="pt" fo:country="BR" fo:font-weight="bold" officeooo:rsid="010e2aac" officeooo:paragraph-rsid="010e2aac" style:font-size-asian="6pt" style:font-weight-asian="bold" style:font-size-complex="6pt" style:font-weight-complex="bold"/>
    </style:style>
    <style:style style:name="P88" style:family="paragraph" style:parent-style-name="Standard">
      <style:paragraph-properties fo:text-align="center" style:justify-single-word="false"/>
      <style:text-properties fo:font-size="6pt" fo:language="pt" fo:country="BR" fo:font-weight="bold" officeooo:rsid="010ece01" officeooo:paragraph-rsid="010ece01" style:font-size-asian="6pt" style:font-weight-asian="bold" style:font-size-complex="6pt" style:font-weight-complex="bold"/>
    </style:style>
    <style:style style:name="P89" style:family="paragraph" style:parent-style-name="Standard">
      <style:paragraph-properties fo:text-align="center" style:justify-single-word="false"/>
      <style:text-properties fo:font-size="6pt" fo:language="pt" fo:country="BR" fo:font-weight="bold" officeooo:rsid="01122e88" officeooo:paragraph-rsid="01122e88" style:font-size-asian="6pt" style:font-weight-asian="bold" style:font-size-complex="6pt" style:font-weight-complex="bold"/>
    </style:style>
    <style:style style:name="P90" style:family="paragraph" style:parent-style-name="Standard">
      <style:paragraph-properties fo:text-align="start" style:justify-single-word="false"/>
      <style:text-properties fo:font-size="6pt" fo:language="pt" fo:country="BR" fo:font-weight="normal" officeooo:rsid="011612b8" officeooo:paragraph-rsid="011612b8" style:font-size-asian="6pt" style:font-weight-asian="normal" style:font-size-complex="6pt" style:font-weight-complex="normal"/>
    </style:style>
    <style:style style:name="P91" style:family="paragraph" style:parent-style-name="Standard">
      <style:paragraph-properties fo:text-align="start" style:justify-single-word="false"/>
      <style:text-properties fo:font-size="6pt" fo:language="pt" fo:country="BR" fo:font-weight="normal" officeooo:rsid="0118515e" officeooo:paragraph-rsid="0118515e" style:font-size-asian="6pt" style:font-weight-asian="normal" style:font-size-complex="6pt" style:font-weight-complex="normal"/>
    </style:style>
    <style:style style:name="P92" style:family="paragraph" style:parent-style-name="Standard">
      <style:paragraph-properties fo:text-align="start" style:justify-single-word="false"/>
      <style:text-properties fo:font-size="6pt" fo:language="pt" fo:country="BR" fo:font-weight="normal" officeooo:rsid="011af508" officeooo:paragraph-rsid="011af508" style:font-size-asian="6pt" style:font-weight-asian="normal" style:font-size-complex="6pt" style:font-weight-complex="normal"/>
    </style:style>
    <style:style style:name="P93" style:family="paragraph" style:parent-style-name="Standard">
      <style:paragraph-properties fo:text-align="start" style:justify-single-word="false"/>
      <style:text-properties fo:font-size="6pt" fo:language="pt" fo:country="BR" fo:font-weight="normal" officeooo:rsid="011be86a" officeooo:paragraph-rsid="011be86a" style:font-size-asian="6pt" style:font-weight-asian="normal" style:font-size-complex="6pt" style:font-weight-complex="normal"/>
    </style:style>
    <style:style style:name="P94" style:family="paragraph" style:parent-style-name="Standard">
      <style:paragraph-properties fo:text-align="start" style:justify-single-word="false"/>
      <style:text-properties fo:font-size="6pt" fo:language="pt" fo:country="BR" fo:font-weight="normal" officeooo:rsid="011f9768" officeooo:paragraph-rsid="012be03d" style:font-size-asian="6pt" style:font-weight-asian="normal" style:font-size-complex="6pt" style:font-weight-complex="normal"/>
    </style:style>
    <style:style style:name="P95" style:family="paragraph" style:parent-style-name="Standard">
      <style:paragraph-properties fo:text-align="start" style:justify-single-word="false"/>
      <style:text-properties fo:font-size="6pt" fo:language="pt" fo:country="BR" fo:font-weight="normal" officeooo:rsid="01255482" officeooo:paragraph-rsid="01255482" style:font-size-asian="6pt" style:font-weight-asian="normal" style:font-size-complex="6pt" style:font-weight-complex="normal"/>
    </style:style>
    <style:style style:name="P96"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97"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98"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99"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00"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01"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02"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03"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04"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05"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06"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107"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108"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109" style:family="paragraph" style:parent-style-name="Standard">
      <style:paragraph-properties fo:text-align="start" style:justify-single-word="false"/>
      <style:text-properties fo:font-size="6pt" fo:language="pt" fo:country="BR" fo:font-weight="normal" officeooo:rsid="009255cb" officeooo:paragraph-rsid="009255cb" style:font-size-asian="6pt" style:font-weight-asian="normal" style:font-size-complex="6pt" style:font-weight-complex="normal"/>
    </style:style>
    <style:style style:name="P110"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111"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112"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113"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114"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115"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116"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117" style:family="paragraph" style:parent-style-name="Standard">
      <style:paragraph-properties fo:text-align="start" style:justify-single-word="false"/>
      <style:text-properties fo:font-size="6pt" fo:language="pt" fo:country="BR" fo:font-weight="normal" officeooo:rsid="00ac79e2" officeooo:paragraph-rsid="00ac79e2" style:font-size-asian="6pt" style:font-weight-asian="normal" style:font-size-complex="6pt" style:font-weight-complex="normal"/>
    </style:style>
    <style:style style:name="P118" style:family="paragraph" style:parent-style-name="Standard">
      <style:paragraph-properties fo:text-align="start" style:justify-single-word="false"/>
      <style:text-properties fo:font-size="6pt" fo:language="pt" fo:country="BR" fo:font-weight="normal" officeooo:rsid="00aeed8d" officeooo:paragraph-rsid="00aeed8d" style:font-size-asian="6pt" style:font-weight-asian="normal" style:font-size-complex="6pt" style:font-weight-complex="normal"/>
    </style:style>
    <style:style style:name="P119" style:family="paragraph" style:parent-style-name="Standard">
      <style:paragraph-properties fo:text-align="start" style:justify-single-word="false"/>
      <style:text-properties fo:font-size="6pt" fo:language="pt" fo:country="BR" fo:font-weight="normal" officeooo:rsid="00b28825" officeooo:paragraph-rsid="00b28825" style:font-size-asian="6pt" style:font-weight-asian="normal" style:font-size-complex="6pt" style:font-weight-complex="normal"/>
    </style:style>
    <style:style style:name="P120" style:family="paragraph" style:parent-style-name="Standard">
      <style:paragraph-properties fo:text-align="start" style:justify-single-word="false"/>
      <style:text-properties fo:font-size="6pt" fo:language="pt" fo:country="BR" fo:font-weight="normal" officeooo:rsid="00b5f6f5" officeooo:paragraph-rsid="00b5f6f5" style:font-size-asian="6pt" style:font-weight-asian="normal" style:font-size-complex="6pt" style:font-weight-complex="normal"/>
    </style:style>
    <style:style style:name="P121" style:family="paragraph" style:parent-style-name="Standard">
      <style:paragraph-properties fo:text-align="start" style:justify-single-word="false"/>
      <style:text-properties fo:font-size="6pt" fo:language="pt" fo:country="BR" fo:font-weight="normal" officeooo:rsid="00b982b7" officeooo:paragraph-rsid="00b982b7" style:font-size-asian="6pt" style:font-weight-asian="normal" style:font-size-complex="6pt" style:font-weight-complex="normal"/>
    </style:style>
    <style:style style:name="P122" style:family="paragraph" style:parent-style-name="Standard">
      <style:paragraph-properties fo:text-align="start" style:justify-single-word="false"/>
      <style:text-properties fo:font-size="6pt" fo:language="pt" fo:country="BR" fo:font-weight="normal" officeooo:rsid="00bcc32e" officeooo:paragraph-rsid="00bcc32e" style:font-size-asian="6pt" style:font-weight-asian="normal" style:font-size-complex="6pt" style:font-weight-complex="normal"/>
    </style:style>
    <style:style style:name="P123" style:family="paragraph" style:parent-style-name="Standard">
      <style:paragraph-properties fo:text-align="start"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124" style:family="paragraph" style:parent-style-name="Standard">
      <style:paragraph-properties fo:text-align="start"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125" style:family="paragraph" style:parent-style-name="Standard">
      <style:paragraph-properties fo:text-align="start" style:justify-single-word="false"/>
      <style:text-properties fo:font-size="6pt" fo:language="pt" fo:country="BR" fo:font-weight="normal" officeooo:rsid="00cf9566" officeooo:paragraph-rsid="00cf9566" style:font-size-asian="6pt" style:font-weight-asian="normal" style:font-size-complex="6pt" style:font-weight-complex="normal"/>
    </style:style>
    <style:style style:name="P126" style:family="paragraph" style:parent-style-name="Standard">
      <style:paragraph-properties fo:text-align="start" style:justify-single-word="false"/>
      <style:text-properties fo:font-size="6pt" fo:language="pt" fo:country="BR" fo:font-weight="normal" officeooo:rsid="00d4a5d9" officeooo:paragraph-rsid="00d4a5d9" style:font-size-asian="6pt" style:font-weight-asian="normal" style:font-size-complex="6pt" style:font-weight-complex="normal"/>
    </style:style>
    <style:style style:name="P127" style:family="paragraph" style:parent-style-name="Standard">
      <style:paragraph-properties fo:text-align="start" style:justify-single-word="false"/>
      <style:text-properties fo:font-size="6pt" fo:language="pt" fo:country="BR" fo:font-weight="normal" officeooo:rsid="00d7ecde" officeooo:paragraph-rsid="00d7ecde" style:font-size-asian="6pt" style:font-weight-asian="normal" style:font-size-complex="6pt" style:font-weight-complex="normal"/>
    </style:style>
    <style:style style:name="P128" style:family="paragraph" style:parent-style-name="Standard">
      <style:paragraph-properties fo:text-align="start" style:justify-single-word="false"/>
      <style:text-properties fo:font-size="6pt" fo:language="pt" fo:country="BR" fo:font-weight="normal" officeooo:rsid="00d9d9f5" officeooo:paragraph-rsid="00d9d9f5" style:font-size-asian="6pt" style:font-weight-asian="normal" style:font-size-complex="6pt" style:font-weight-complex="normal"/>
    </style:style>
    <style:style style:name="P129" style:family="paragraph" style:parent-style-name="Standard">
      <style:paragraph-properties fo:text-align="start" style:justify-single-word="false"/>
      <style:text-properties fo:font-size="6pt" fo:language="pt" fo:country="BR" fo:font-weight="normal" officeooo:rsid="00df3e3d" officeooo:paragraph-rsid="00df3e3d" style:font-size-asian="6pt" style:font-weight-asian="normal" style:font-size-complex="6pt" style:font-weight-complex="normal"/>
    </style:style>
    <style:style style:name="P130" style:family="paragraph" style:parent-style-name="Standard">
      <style:paragraph-properties fo:text-align="start" style:justify-single-word="false"/>
      <style:text-properties fo:font-size="6pt" fo:language="pt" fo:country="BR" fo:font-weight="normal" officeooo:rsid="00e67930" officeooo:paragraph-rsid="00e67930" style:font-size-asian="6pt" style:font-weight-asian="normal" style:font-size-complex="6pt" style:font-weight-complex="normal"/>
    </style:style>
    <style:style style:name="P131" style:family="paragraph" style:parent-style-name="Standard">
      <style:paragraph-properties fo:text-align="start" style:justify-single-word="false"/>
      <style:text-properties fo:font-size="6pt" fo:language="pt" fo:country="BR" fo:font-weight="normal" officeooo:rsid="00e79585" officeooo:paragraph-rsid="00e79585" style:font-size-asian="6pt" style:font-weight-asian="normal" style:font-size-complex="6pt" style:font-weight-complex="normal"/>
    </style:style>
    <style:style style:name="P132" style:family="paragraph" style:parent-style-name="Standard">
      <style:paragraph-properties fo:text-align="start" style:justify-single-word="false"/>
      <style:text-properties fo:font-size="6pt" fo:language="pt" fo:country="BR" fo:font-weight="normal" officeooo:rsid="00e99bda" officeooo:paragraph-rsid="00e99bda" style:font-size-asian="6pt" style:font-weight-asian="normal" style:font-size-complex="6pt" style:font-weight-complex="normal"/>
    </style:style>
    <style:style style:name="P133" style:family="paragraph" style:parent-style-name="Standard">
      <style:paragraph-properties fo:text-align="start" style:justify-single-word="false"/>
      <style:text-properties fo:font-size="6pt" fo:language="pt" fo:country="BR" fo:font-weight="normal" officeooo:rsid="00eab599" officeooo:paragraph-rsid="00eab599" style:font-size-asian="6pt" style:font-weight-asian="normal" style:font-size-complex="6pt" style:font-weight-complex="normal"/>
    </style:style>
    <style:style style:name="P134" style:family="paragraph" style:parent-style-name="Standard">
      <style:paragraph-properties fo:text-align="start" style:justify-single-word="false"/>
      <style:text-properties fo:font-size="6pt" fo:language="pt" fo:country="BR" fo:font-weight="normal" officeooo:rsid="00ed1e47" officeooo:paragraph-rsid="00ed1e47" style:font-size-asian="6pt" style:font-weight-asian="normal" style:font-size-complex="6pt" style:font-weight-complex="normal"/>
    </style:style>
    <style:style style:name="P135" style:family="paragraph" style:parent-style-name="Standard">
      <style:paragraph-properties fo:text-align="start" style:justify-single-word="false"/>
      <style:text-properties fo:font-size="6pt" fo:language="pt" fo:country="BR" fo:font-weight="normal" officeooo:rsid="00f305bd" officeooo:paragraph-rsid="00f305bd" style:font-size-asian="6pt" style:font-weight-asian="normal" style:font-size-complex="6pt" style:font-weight-complex="normal"/>
    </style:style>
    <style:style style:name="P136" style:family="paragraph" style:parent-style-name="Standard">
      <style:paragraph-properties fo:text-align="start" style:justify-single-word="false"/>
      <style:text-properties fo:font-size="6pt" fo:language="pt" fo:country="BR" fo:font-weight="normal" officeooo:rsid="00f48743" officeooo:paragraph-rsid="00f48743" style:font-size-asian="6pt" style:font-weight-asian="normal" style:font-size-complex="6pt" style:font-weight-complex="normal"/>
    </style:style>
    <style:style style:name="P137" style:family="paragraph" style:parent-style-name="Standard">
      <style:paragraph-properties fo:text-align="start" style:justify-single-word="false"/>
      <style:text-properties fo:font-size="6pt" fo:language="pt" fo:country="BR" fo:font-weight="normal" officeooo:rsid="00f71801" officeooo:paragraph-rsid="00f71801" style:font-size-asian="6pt" style:font-weight-asian="normal" style:font-size-complex="6pt" style:font-weight-complex="normal"/>
    </style:style>
    <style:style style:name="P138" style:family="paragraph" style:parent-style-name="Standard">
      <style:paragraph-properties fo:text-align="start" style:justify-single-word="false"/>
      <style:text-properties fo:font-size="6pt" fo:language="pt" fo:country="BR" fo:font-weight="normal" officeooo:rsid="00f9a9e6" officeooo:paragraph-rsid="00f9a9e6" style:font-size-asian="6pt" style:font-weight-asian="normal" style:font-size-complex="6pt" style:font-weight-complex="normal"/>
    </style:style>
    <style:style style:name="P139" style:family="paragraph" style:parent-style-name="Standard">
      <style:paragraph-properties fo:text-align="start" style:justify-single-word="false"/>
      <style:text-properties fo:font-size="6pt" fo:language="pt" fo:country="BR" fo:font-weight="normal" officeooo:rsid="00fa0749" officeooo:paragraph-rsid="00fa0749" style:font-size-asian="6pt" style:font-weight-asian="normal" style:font-size-complex="6pt" style:font-weight-complex="normal"/>
    </style:style>
    <style:style style:name="P140" style:family="paragraph" style:parent-style-name="Standard">
      <style:paragraph-properties fo:text-align="start" style:justify-single-word="false"/>
      <style:text-properties fo:font-size="6pt" fo:language="pt" fo:country="BR" fo:font-weight="normal" officeooo:rsid="010b25c9" officeooo:paragraph-rsid="010b25c9" style:font-size-asian="6pt" style:font-weight-asian="normal" style:font-size-complex="6pt" style:font-weight-complex="normal"/>
    </style:style>
    <style:style style:name="P141" style:family="paragraph" style:parent-style-name="Standard">
      <style:paragraph-properties fo:text-align="start" style:justify-single-word="false"/>
      <style:text-properties fo:font-size="6pt" fo:language="pt" fo:country="BR" fo:font-weight="normal" officeooo:rsid="010dcf2b" officeooo:paragraph-rsid="010dcf2b" style:font-size-asian="6pt" style:font-weight-asian="normal" style:font-size-complex="6pt" style:font-weight-complex="normal"/>
    </style:style>
    <style:style style:name="P142" style:family="paragraph" style:parent-style-name="Standard">
      <style:paragraph-properties fo:text-align="start" style:justify-single-word="false"/>
      <style:text-properties fo:font-size="6pt" fo:language="pt" fo:country="BR" fo:font-weight="normal" officeooo:rsid="010df796" officeooo:paragraph-rsid="010df796" style:font-size-asian="6pt" style:font-weight-asian="normal" style:font-size-complex="6pt" style:font-weight-complex="normal"/>
    </style:style>
    <style:style style:name="P143" style:family="paragraph" style:parent-style-name="Standard">
      <style:paragraph-properties fo:text-align="start" style:justify-single-word="false"/>
      <style:text-properties fo:font-size="6pt" fo:language="pt" fo:country="BR" fo:font-weight="normal" officeooo:rsid="010e2aac" officeooo:paragraph-rsid="010e2aac" style:font-size-asian="6pt" style:font-weight-asian="normal" style:font-size-complex="6pt" style:font-weight-complex="normal"/>
    </style:style>
    <style:style style:name="P144" style:family="paragraph" style:parent-style-name="Standard">
      <style:paragraph-properties fo:text-align="start" style:justify-single-word="false"/>
      <style:text-properties fo:font-size="6pt" fo:language="pt" fo:country="BR" fo:font-weight="normal" officeooo:rsid="010ece01" officeooo:paragraph-rsid="010ece01" style:font-size-asian="6pt" style:font-weight-asian="normal" style:font-size-complex="6pt" style:font-weight-complex="normal"/>
    </style:style>
    <style:style style:name="P145" style:family="paragraph" style:parent-style-name="Standard">
      <style:paragraph-properties fo:text-align="start" style:justify-single-word="false"/>
      <style:text-properties fo:font-size="6pt" fo:language="pt" fo:country="BR" fo:font-weight="normal" officeooo:rsid="01122e88" officeooo:paragraph-rsid="01122e88" style:font-size-asian="6pt" style:font-weight-asian="normal" style:font-size-complex="6pt" style:font-weight-complex="normal"/>
    </style:style>
    <style:style style:name="P146" style:family="paragraph" style:parent-style-name="Standard">
      <style:paragraph-properties fo:text-align="start" style:justify-single-word="false"/>
      <style:text-properties fo:font-size="6pt" style:font-size-asian="6pt" style:font-size-complex="6pt"/>
    </style:style>
    <style:style style:name="P147" style:family="paragraph" style:parent-style-name="Standard">
      <style:paragraph-properties fo:text-align="center" style:justify-single-word="false"/>
      <style:text-properties fo:font-size="6pt" officeooo:paragraph-rsid="009f8d42" style:font-size-asian="6pt" style:font-size-complex="6pt"/>
    </style:style>
    <style:style style:name="P148" style:family="paragraph" style:parent-style-name="Standard">
      <style:paragraph-properties fo:text-align="center" style:justify-single-word="false"/>
      <style:text-properties fo:font-size="6pt" fo:font-weight="bold" officeooo:rsid="0095723e" officeooo:paragraph-rsid="0095723e" style:font-size-asian="6pt" style:font-weight-asian="bold" style:font-size-complex="6pt" style:font-weight-complex="bold"/>
    </style:style>
    <style:style style:name="P149" style:family="paragraph" style:parent-style-name="Standard">
      <style:paragraph-properties fo:text-align="start" style:justify-single-word="false"/>
      <style:text-properties fo:font-size="6pt" fo:font-weight="bold" officeooo:rsid="0095723e" officeooo:paragraph-rsid="0095723e" style:font-size-asian="6pt" style:font-weight-asian="bold" style:font-size-complex="6pt" style:font-weight-complex="bold"/>
    </style:style>
    <style:style style:name="P150" style:family="paragraph" style:parent-style-name="Standard">
      <style:paragraph-properties fo:text-align="center" style:justify-single-word="false"/>
      <style:text-properties fo:font-size="6pt" fo:font-weight="bold" officeooo:rsid="0096a4d0" officeooo:paragraph-rsid="0096a4d0" style:font-size-asian="6pt" style:font-weight-asian="bold" style:font-size-complex="6pt" style:font-weight-complex="bold"/>
    </style:style>
    <style:style style:name="P151" style:family="paragraph" style:parent-style-name="Standard">
      <style:paragraph-properties fo:text-align="center" style:justify-single-word="false"/>
      <style:text-properties fo:font-size="6pt" fo:font-weight="bold" officeooo:rsid="009917de" officeooo:paragraph-rsid="009917de" style:font-size-asian="6pt" style:font-weight-asian="bold" style:font-size-complex="6pt" style:font-weight-complex="bold"/>
    </style:style>
    <style:style style:name="P152" style:family="paragraph" style:parent-style-name="Standard">
      <style:paragraph-properties fo:text-align="center" style:justify-single-word="false"/>
      <style:text-properties fo:font-size="6pt" fo:font-weight="bold" officeooo:rsid="00a2e239" officeooo:paragraph-rsid="00a2e239" style:font-size-asian="6pt" style:font-weight-asian="bold" style:font-size-complex="6pt" style:font-weight-complex="bold"/>
    </style:style>
    <style:style style:name="P153" style:family="paragraph" style:parent-style-name="Standard">
      <style:paragraph-properties fo:text-align="start" style:justify-single-word="false"/>
      <style:text-properties fo:font-size="6pt" fo:font-weight="normal" officeooo:rsid="0096a4d0" officeooo:paragraph-rsid="0096a4d0" style:font-size-asian="6pt" style:font-weight-asian="normal" style:font-size-complex="6pt" style:font-weight-complex="normal"/>
    </style:style>
    <style:style style:name="P154" style:family="paragraph" style:parent-style-name="Standard">
      <style:paragraph-properties fo:text-align="start" style:justify-single-word="false"/>
      <style:text-properties fo:font-size="6pt" fo:font-weight="normal" officeooo:rsid="009917de" officeooo:paragraph-rsid="009917de" style:font-size-asian="6pt" style:font-weight-asian="normal" style:font-size-complex="6pt" style:font-weight-complex="normal"/>
    </style:style>
    <style:style style:name="P155" style:family="paragraph" style:parent-style-name="Standard">
      <style:paragraph-properties fo:text-align="start" style:justify-single-word="false"/>
      <style:text-properties fo:font-size="6pt" fo:font-weight="normal" officeooo:paragraph-rsid="009f8d42" style:font-size-asian="6pt" style:font-weight-asian="normal" style:font-size-complex="6pt" style:font-weight-complex="normal"/>
    </style:style>
    <style:style style:name="P156" style:family="paragraph" style:parent-style-name="Standard">
      <style:paragraph-properties fo:text-align="start" style:justify-single-word="false"/>
      <style:text-properties fo:font-size="6pt" fo:font-weight="normal" officeooo:rsid="00a2e239" officeooo:paragraph-rsid="00a2e239" style:font-size-asian="6pt" style:font-weight-asian="normal" style:font-size-complex="6pt" style:font-weight-complex="normal"/>
    </style:style>
    <style:style style:name="P157" style:family="paragraph" style:parent-style-name="Standard">
      <style:paragraph-properties fo:text-align="justify" style:justify-single-word="false"/>
      <style:text-properties fo:font-size="6pt" fo:language="pt" fo:country="BR" officeooo:rsid="00062f5a" officeooo:paragraph-rsid="0132dddf" style:font-size-asian="6pt" style:font-size-complex="6pt"/>
    </style:style>
    <style:style style:name="P158" style:family="paragraph" style:parent-style-name="Standard">
      <style:paragraph-properties fo:text-align="start" style:justify-single-word="false"/>
      <style:text-properties fo:font-size="6pt" fo:language="pt" fo:country="BR" fo:font-weight="bold" officeooo:rsid="0059199d" officeooo:paragraph-rsid="0132dddf" style:font-size-asian="6pt" style:font-weight-asian="bold" style:font-size-complex="6pt" style:font-weight-complex="bold"/>
    </style:style>
    <style:style style:name="P159" style:family="paragraph" style:parent-style-name="Standard">
      <style:paragraph-properties fo:text-align="center" style:justify-single-word="false"/>
      <style:text-properties fo:font-size="6pt" fo:language="pt" fo:country="BR" fo:font-weight="bold" officeooo:rsid="00214b2f" officeooo:paragraph-rsid="0132dddf" style:font-size-asian="6pt" style:font-weight-asian="bold" style:font-size-complex="6pt" style:font-weight-complex="bold"/>
    </style:style>
    <style:style style:name="P160" style:family="paragraph" style:parent-style-name="Standard">
      <style:paragraph-properties fo:text-align="start" style:justify-single-word="false"/>
      <style:text-properties fo:font-size="6pt" fo:language="pt" fo:country="BR" fo:font-weight="normal" officeooo:rsid="0069b69b" officeooo:paragraph-rsid="0132dddf" style:font-size-asian="6pt" style:font-weight-asian="normal" style:font-size-complex="6pt" style:font-weight-complex="normal"/>
    </style:style>
    <style:style style:name="P161" style:family="paragraph" style:parent-style-name="Standard">
      <style:paragraph-properties fo:text-align="start" style:justify-single-word="false"/>
      <style:text-properties fo:font-size="6pt" fo:language="pt" fo:country="BR" fo:font-weight="normal" officeooo:rsid="001ed1ef" officeooo:paragraph-rsid="0132dddf" style:font-size-asian="6pt" style:font-weight-asian="normal" style:font-size-complex="6pt" style:font-weight-complex="normal"/>
    </style:style>
    <style:style style:name="P162" style:family="paragraph" style:parent-style-name="Standard">
      <style:paragraph-properties fo:text-align="start" style:justify-single-word="false"/>
      <style:text-properties fo:font-size="6pt" fo:language="pt" fo:country="BR" fo:font-weight="normal" officeooo:rsid="00214b2f" officeooo:paragraph-rsid="0132dddf" style:font-size-asian="6pt" style:font-weight-asian="normal" style:font-size-complex="6pt" style:font-weight-complex="normal"/>
    </style:style>
    <style:style style:name="P163" style:family="paragraph" style:parent-style-name="Standard">
      <style:paragraph-properties fo:text-align="start" style:justify-single-word="false"/>
      <style:text-properties fo:font-size="6pt" fo:language="pt" fo:country="BR" fo:font-weight="normal" officeooo:rsid="0030cfcc" officeooo:paragraph-rsid="0132dddf" style:font-size-asian="6pt" style:font-weight-asian="normal" style:font-size-complex="6pt" style:font-weight-complex="normal"/>
    </style:style>
    <style:style style:name="P164" style:family="paragraph" style:parent-style-name="Standard">
      <style:paragraph-properties fo:text-align="start" style:justify-single-word="false"/>
      <style:text-properties fo:font-size="6pt" fo:language="pt" fo:country="BR" fo:font-weight="normal" officeooo:rsid="00069aeb" officeooo:paragraph-rsid="0132dddf" style:font-size-asian="6pt" style:font-weight-asian="normal" style:font-size-complex="6pt" style:font-weight-complex="normal"/>
    </style:style>
    <style:style style:name="P165" style:family="paragraph" style:parent-style-name="Standard">
      <style:paragraph-properties fo:text-align="start" style:justify-single-word="false"/>
      <style:text-properties fo:font-size="6pt" fo:language="pt" fo:country="BR" fo:font-weight="normal" officeooo:rsid="006461b5" officeooo:paragraph-rsid="0132dddf" style:font-size-asian="6pt" style:font-weight-asian="normal" style:font-size-complex="6pt" style:font-weight-complex="normal"/>
    </style:style>
    <style:style style:name="P166" style:family="paragraph" style:parent-style-name="Standard">
      <style:paragraph-properties fo:text-align="start" style:justify-single-word="false"/>
      <style:text-properties fo:font-size="6pt" fo:language="pt" fo:country="BR" fo:font-weight="normal" officeooo:rsid="009255cb" officeooo:paragraph-rsid="0132dddf" style:font-size-asian="6pt" style:font-weight-asian="normal" style:font-size-complex="6pt" style:font-weight-complex="normal"/>
    </style:style>
    <style:style style:name="P167" style:family="paragraph" style:parent-style-name="Standard">
      <style:paragraph-properties fo:text-align="start" style:justify-single-word="false"/>
      <style:text-properties fo:font-size="6pt" fo:language="pt" fo:country="BR" fo:font-weight="normal" officeooo:rsid="0089fa10" officeooo:paragraph-rsid="0132dddf" style:font-size-asian="6pt" style:font-weight-asian="normal" style:font-size-complex="6pt" style:font-weight-complex="normal"/>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9bd4b" style:font-weight-asian="normal" style:font-weight-complex="normal"/>
    </style:style>
    <style:style style:name="T11" style:family="text">
      <style:text-properties fo:font-weight="normal" officeooo:rsid="003c1631" style:font-weight-asian="normal" style:font-weight-complex="normal"/>
    </style:style>
    <style:style style:name="T12" style:family="text">
      <style:text-properties fo:font-weight="normal" officeooo:rsid="003d55d3" style:font-weight-asian="normal" style:font-weight-complex="normal"/>
    </style:style>
    <style:style style:name="T13" style:family="text">
      <style:text-properties fo:font-weight="normal" officeooo:rsid="003b8cc5" style:font-weight-asian="normal" style:font-weight-complex="normal"/>
    </style:style>
    <style:style style:name="T14" style:family="text">
      <style:text-properties fo:font-weight="normal" officeooo:rsid="003c4d29" style:font-weight-asian="normal" style:font-weight-complex="normal"/>
    </style:style>
    <style:style style:name="T15" style:family="text">
      <style:text-properties fo:font-weight="normal" officeooo:rsid="003d9557" style:font-weight-asian="normal" style:font-weight-complex="normal"/>
    </style:style>
    <style:style style:name="T16" style:family="text">
      <style:text-properties fo:font-weight="normal" officeooo:rsid="0059199d" style:font-weight-asian="normal" style:font-weight-complex="normal"/>
    </style:style>
    <style:style style:name="T17" style:family="text">
      <style:text-properties fo:font-weight="normal" officeooo:rsid="003e0729" style:font-weight-asian="normal" style:font-weight-complex="normal"/>
    </style:style>
    <style:style style:name="T18" style:family="text">
      <style:text-properties fo:font-weight="normal" officeooo:rsid="00446d17" style:font-weight-asian="normal" style:font-weight-complex="normal"/>
    </style:style>
    <style:style style:name="T19" style:family="text">
      <style:text-properties fo:font-weight="normal" officeooo:rsid="0052f0d1" style:font-weight-asian="normal" style:font-weight-complex="normal"/>
    </style:style>
    <style:style style:name="T20" style:family="text">
      <style:text-properties fo:font-weight="normal" officeooo:rsid="00533cd1" style:font-weight-asian="normal" style:font-weight-complex="normal"/>
    </style:style>
    <style:style style:name="T21" style:family="text">
      <style:text-properties fo:font-weight="normal" officeooo:rsid="00541a18" style:font-weight-asian="normal" style:font-weight-complex="normal"/>
    </style:style>
    <style:style style:name="T22" style:family="text">
      <style:text-properties fo:font-weight="normal" officeooo:rsid="0055636e" style:font-weight-asian="normal" style:font-weight-complex="normal"/>
    </style:style>
    <style:style style:name="T23" style:family="text">
      <style:text-properties fo:font-weight="normal" officeooo:rsid="0041989e" style:font-weight-asian="normal" style:font-weight-complex="normal"/>
    </style:style>
    <style:style style:name="T24" style:family="text">
      <style:text-properties fo:font-weight="normal" officeooo:rsid="004552b2" style:font-weight-asian="normal" style:font-weight-complex="normal"/>
    </style:style>
    <style:style style:name="T25" style:family="text">
      <style:text-properties fo:font-weight="normal" officeooo:rsid="0041c794" style:font-weight-asian="normal" style:font-weight-complex="normal"/>
    </style:style>
    <style:style style:name="T26" style:family="text">
      <style:text-properties fo:font-weight="normal" officeooo:rsid="0042310a" style:font-weight-asian="normal" style:font-weight-complex="normal"/>
    </style:style>
    <style:style style:name="T27" style:family="text">
      <style:text-properties fo:font-weight="normal" officeooo:rsid="00459867" style:font-weight-asian="normal" style:font-weight-complex="normal"/>
    </style:style>
    <style:style style:name="T28" style:family="text">
      <style:text-properties fo:font-weight="normal" officeooo:rsid="0048588f" style:font-weight-asian="normal" style:font-weight-complex="normal"/>
    </style:style>
    <style:style style:name="T29" style:family="text">
      <style:text-properties fo:font-weight="normal" officeooo:rsid="00471ef6" style:font-weight-asian="normal" style:font-weight-complex="normal"/>
    </style:style>
    <style:style style:name="T30" style:family="text">
      <style:text-properties fo:font-weight="normal" officeooo:rsid="0056c8db" style:font-weight-asian="normal" style:font-weight-complex="normal"/>
    </style:style>
    <style:style style:name="T31" style:family="text">
      <style:text-properties fo:font-weight="normal" officeooo:rsid="0049c82b" style:font-weight-asian="normal" style:font-weight-complex="normal"/>
    </style:style>
    <style:style style:name="T32" style:family="text">
      <style:text-properties fo:font-weight="normal" officeooo:rsid="003ed742" style:font-weight-asian="normal" style:font-weight-complex="normal"/>
    </style:style>
    <style:style style:name="T33" style:family="text">
      <style:text-properties fo:font-weight="normal" officeooo:rsid="004b96c1" style:font-weight-asian="normal" style:font-weight-complex="normal"/>
    </style:style>
    <style:style style:name="T34" style:family="text">
      <style:text-properties fo:font-weight="normal" officeooo:rsid="003f82ad" style:font-weight-asian="normal" style:font-weight-complex="normal"/>
    </style:style>
    <style:style style:name="T35" style:family="text">
      <style:text-properties fo:font-weight="normal" officeooo:rsid="0042f8a6" style:font-weight-asian="normal" style:font-weight-complex="normal"/>
    </style:style>
    <style:style style:name="T36" style:family="text">
      <style:text-properties fo:font-weight="normal" officeooo:rsid="003f8426" style:font-weight-asian="normal" style:font-weight-complex="normal"/>
    </style:style>
    <style:style style:name="T37" style:family="text">
      <style:text-properties fo:font-weight="normal" officeooo:rsid="0045d675" style:font-weight-asian="normal" style:font-weight-complex="normal"/>
    </style:style>
    <style:style style:name="T38" style:family="text">
      <style:text-properties fo:font-weight="normal" officeooo:rsid="00407229" style:font-weight-asian="normal" style:font-weight-complex="normal"/>
    </style:style>
    <style:style style:name="T39" style:family="text">
      <style:text-properties fo:font-weight="normal" officeooo:rsid="004ce7ae" style:font-weight-asian="normal" style:font-weight-complex="normal"/>
    </style:style>
    <style:style style:name="T40" style:family="text">
      <style:text-properties fo:font-weight="normal" officeooo:rsid="004407e7" style:font-weight-asian="normal" style:font-weight-complex="normal"/>
    </style:style>
    <style:style style:name="T41" style:family="text">
      <style:text-properties fo:font-weight="normal" officeooo:rsid="00592d27" style:font-weight-asian="normal" style:font-weight-complex="normal"/>
    </style:style>
    <style:style style:name="T42" style:family="text">
      <style:text-properties fo:font-weight="normal" officeooo:rsid="005ca7d4" style:font-weight-asian="normal" style:font-weight-complex="normal"/>
    </style:style>
    <style:style style:name="T43" style:family="text">
      <style:text-properties fo:font-weight="normal" officeooo:rsid="005f3d70" style:font-weight-asian="normal" style:font-weight-complex="normal"/>
    </style:style>
    <style:style style:name="T44" style:family="text">
      <style:text-properties fo:font-weight="normal" officeooo:rsid="005af74a" style:font-weight-asian="normal" style:font-weight-complex="normal"/>
    </style:style>
    <style:style style:name="T45" style:family="text">
      <style:text-properties fo:font-weight="normal" officeooo:rsid="005be966" style:font-weight-asian="normal" style:font-weight-complex="normal"/>
    </style:style>
    <style:style style:name="T46" style:family="text">
      <style:text-properties fo:font-weight="normal" officeooo:rsid="005b02c5" style:font-weight-asian="normal" style:font-weight-complex="normal"/>
    </style:style>
    <style:style style:name="T47" style:family="text">
      <style:text-properties fo:font-weight="normal" officeooo:rsid="00618108" style:font-weight-asian="normal" style:font-weight-complex="normal"/>
    </style:style>
    <style:style style:name="T48" style:family="text">
      <style:text-properties fo:font-weight="normal" officeooo:rsid="0062e3e9" style:font-weight-asian="normal" style:font-weight-complex="normal"/>
    </style:style>
    <style:style style:name="T49" style:family="text">
      <style:text-properties fo:font-weight="normal" officeooo:rsid="005d5734" style:font-weight-asian="normal" style:font-weight-complex="normal"/>
    </style:style>
    <style:style style:name="T50" style:family="text">
      <style:text-properties fo:font-weight="normal" officeooo:rsid="0063863c" style:font-weight-asian="normal" style:font-weight-complex="normal"/>
    </style:style>
    <style:style style:name="T51" style:family="text">
      <style:text-properties fo:font-weight="normal" officeooo:rsid="00653b3f" style:font-weight-asian="normal" style:font-weight-complex="normal"/>
    </style:style>
    <style:style style:name="T52" style:family="text">
      <style:text-properties fo:font-weight="normal" officeooo:rsid="00688719" style:font-weight-asian="normal" style:font-weight-complex="normal"/>
    </style:style>
    <style:style style:name="T53" style:family="text">
      <style:text-properties fo:font-weight="normal" officeooo:rsid="00325612" style:font-weight-asian="normal" style:font-weight-complex="normal"/>
    </style:style>
    <style:style style:name="T54" style:family="text">
      <style:text-properties fo:font-weight="normal" officeooo:rsid="00336986" style:font-weight-asian="normal" style:font-weight-complex="normal"/>
    </style:style>
    <style:style style:name="T55" style:family="text">
      <style:text-properties fo:font-weight="normal" officeooo:rsid="0034ace6" style:font-weight-asian="normal" style:font-weight-complex="normal"/>
    </style:style>
    <style:style style:name="T56" style:family="text">
      <style:text-properties fo:font-weight="normal" officeooo:rsid="0034c47f" style:font-weight-asian="normal" style:font-weight-complex="normal"/>
    </style:style>
    <style:style style:name="T57" style:family="text">
      <style:text-properties fo:font-weight="normal" officeooo:rsid="0022cd18" style:font-weight-asian="normal" style:font-weight-complex="normal"/>
    </style:style>
    <style:style style:name="T58" style:family="text">
      <style:text-properties fo:font-weight="normal" officeooo:rsid="00328d94" style:font-weight-asian="normal" style:font-weight-complex="normal"/>
    </style:style>
    <style:style style:name="T59" style:family="text">
      <style:text-properties fo:font-weight="normal" officeooo:rsid="00116b9f" style:font-weight-asian="normal" style:font-weight-complex="normal"/>
    </style:style>
    <style:style style:name="T60" style:family="text">
      <style:text-properties fo:font-weight="normal" officeooo:rsid="0014ebef" style:font-weight-asian="normal" style:font-weight-complex="normal"/>
    </style:style>
    <style:style style:name="T61" style:family="text">
      <style:text-properties fo:font-weight="normal" officeooo:rsid="0015d796" style:font-weight-asian="normal" style:font-weight-complex="normal"/>
    </style:style>
    <style:style style:name="T62" style:family="text">
      <style:text-properties fo:font-weight="normal" officeooo:rsid="00179fb4" style:font-weight-asian="normal" style:font-weight-complex="normal"/>
    </style:style>
    <style:style style:name="T63" style:family="text">
      <style:text-properties fo:font-weight="normal" officeooo:rsid="002e64a9" style:font-weight-asian="normal" style:font-weight-complex="normal"/>
    </style:style>
    <style:style style:name="T64" style:family="text">
      <style:text-properties fo:font-weight="normal" officeooo:rsid="00303467" style:font-weight-asian="normal" style:font-weight-complex="normal"/>
    </style:style>
    <style:style style:name="T65" style:family="text">
      <style:text-properties fo:font-weight="normal" officeooo:rsid="00315ff9" style:font-weight-asian="normal" style:font-weight-complex="normal"/>
    </style:style>
    <style:style style:name="T66" style:family="text">
      <style:text-properties fo:font-weight="normal" officeooo:rsid="004d6986" style:font-weight-asian="normal" style:font-weight-complex="normal"/>
    </style:style>
    <style:style style:name="T67" style:family="text">
      <style:text-properties fo:font-weight="normal" officeooo:rsid="004ec71d" style:font-weight-asian="normal" style:font-weight-complex="normal"/>
    </style:style>
    <style:style style:name="T68" style:family="text">
      <style:text-properties fo:font-weight="normal" officeooo:rsid="00603239" style:font-weight-asian="normal" style:font-weight-complex="normal"/>
    </style:style>
    <style:style style:name="T69" style:family="text">
      <style:text-properties fo:font-weight="normal" officeooo:rsid="006180d3" style:font-weight-asian="normal" style:font-weight-complex="normal"/>
    </style:style>
    <style:style style:name="T70" style:family="text">
      <style:text-properties fo:font-weight="normal" officeooo:rsid="00645aed" style:font-weight-asian="normal" style:font-weight-complex="normal"/>
    </style:style>
    <style:style style:name="T71" style:family="text">
      <style:text-properties fo:font-weight="normal" officeooo:rsid="0065adfd" style:font-weight-asian="normal" style:font-weight-complex="normal"/>
    </style:style>
    <style:style style:name="T72" style:family="text">
      <style:text-properties fo:font-weight="normal" officeooo:rsid="006952aa" style:font-weight-asian="normal" style:font-weight-complex="normal"/>
    </style:style>
    <style:style style:name="T73" style:family="text">
      <style:text-properties fo:font-weight="normal" officeooo:rsid="0089aff4" style:font-weight-asian="normal" style:font-weight-complex="normal"/>
    </style:style>
    <style:style style:name="T74" style:family="text">
      <style:text-properties fo:font-weight="normal" officeooo:rsid="008cd7ab" style:font-weight-asian="normal" style:font-weight-complex="normal"/>
    </style:style>
    <style:style style:name="T75" style:family="text">
      <style:text-properties fo:font-weight="normal" officeooo:rsid="00c70169" style:font-weight-asian="normal" style:font-weight-complex="normal"/>
    </style:style>
    <style:style style:name="T76" style:family="text">
      <style:text-properties fo:font-weight="normal" officeooo:rsid="00c7fa60" style:font-weight-asian="normal" style:font-weight-complex="normal"/>
    </style:style>
    <style:style style:name="T77" style:family="text">
      <style:text-properties fo:font-weight="normal" officeooo:rsid="00c547fb" style:font-weight-asian="normal" style:font-weight-complex="normal"/>
    </style:style>
    <style:style style:name="T78" style:family="text">
      <style:text-properties fo:font-weight="normal" officeooo:rsid="00cb5da0" style:font-weight-asian="normal" style:font-weight-complex="normal"/>
    </style:style>
    <style:style style:name="T79" style:family="text">
      <style:text-properties fo:font-weight="normal" officeooo:rsid="00fb9caa" style:font-weight-asian="normal" style:font-weight-complex="normal"/>
    </style:style>
    <style:style style:name="T80" style:family="text">
      <style:text-properties fo:font-weight="normal" officeooo:rsid="0132dddf" style:font-weight-asian="normal" style:font-weight-complex="normal"/>
    </style:style>
    <style:style style:name="T81" style:family="text">
      <style:text-properties officeooo:rsid="0039bd4b"/>
    </style:style>
    <style:style style:name="T82" style:family="text">
      <style:text-properties officeooo:rsid="00446d17"/>
    </style:style>
    <style:style style:name="T83" style:family="text">
      <style:text-properties officeooo:rsid="00580f5c"/>
    </style:style>
    <style:style style:name="T84" style:family="text">
      <style:text-properties officeooo:rsid="005d5734"/>
    </style:style>
    <style:style style:name="T85" style:family="text">
      <style:text-properties officeooo:rsid="00688719"/>
    </style:style>
    <style:style style:name="T86" style:family="text">
      <style:text-properties officeooo:rsid="00745f13"/>
    </style:style>
    <style:style style:name="T87" style:family="text">
      <style:text-properties officeooo:rsid="001cb8fa"/>
    </style:style>
    <style:style style:name="T88" style:family="text">
      <style:text-properties officeooo:rsid="006be780"/>
    </style:style>
    <style:style style:name="T89" style:family="text">
      <style:text-properties officeooo:rsid="006f52c1"/>
    </style:style>
    <style:style style:name="T90" style:family="text">
      <style:text-properties officeooo:rsid="001fbe77"/>
    </style:style>
    <style:style style:name="T91" style:family="text">
      <style:text-properties officeooo:rsid="0022cd18"/>
    </style:style>
    <style:style style:name="T92" style:family="text">
      <style:text-properties officeooo:rsid="00328d94"/>
    </style:style>
    <style:style style:name="T93" style:family="text">
      <style:text-properties officeooo:rsid="003d6029"/>
    </style:style>
    <style:style style:name="T94" style:family="text">
      <style:text-properties officeooo:rsid="00414616"/>
    </style:style>
    <style:style style:name="T95" style:family="text">
      <style:text-properties officeooo:rsid="00436458"/>
    </style:style>
    <style:style style:name="T96" style:family="text">
      <style:text-properties officeooo:rsid="005bc7a2"/>
    </style:style>
    <style:style style:name="T97" style:family="text">
      <style:text-properties officeooo:rsid="005c574b"/>
    </style:style>
    <style:style style:name="T98" style:family="text">
      <style:text-properties officeooo:rsid="0062091e"/>
    </style:style>
    <style:style style:name="T99" style:family="text">
      <style:text-properties officeooo:rsid="00950b12"/>
    </style:style>
    <style:style style:name="T100" style:family="text">
      <style:text-properties officeooo:rsid="00959fa9"/>
    </style:style>
    <style:style style:name="T101" style:family="text">
      <style:text-properties officeooo:rsid="00979c4d"/>
    </style:style>
    <style:style style:name="T102" style:family="text">
      <style:text-properties officeooo:rsid="00a0a710"/>
    </style:style>
    <style:style style:name="T103" style:family="text">
      <style:text-properties officeooo:rsid="005f2bc4"/>
    </style:style>
    <style:style style:name="T104" style:family="text">
      <style:text-properties officeooo:rsid="00640513"/>
    </style:style>
    <style:style style:name="T105" style:family="text">
      <style:text-properties officeooo:rsid="0068e67c"/>
    </style:style>
    <style:style style:name="T106" style:family="text">
      <style:text-properties officeooo:rsid="008b9548"/>
    </style:style>
    <style:style style:name="T107" style:family="text">
      <style:text-properties officeooo:rsid="0069d562"/>
    </style:style>
    <style:style style:name="T108" style:family="text">
      <style:text-properties officeooo:rsid="00664270"/>
    </style:style>
    <style:style style:name="T109" style:family="text">
      <style:text-properties officeooo:rsid="00727d0c"/>
    </style:style>
    <style:style style:name="T110" style:family="text">
      <style:text-properties officeooo:rsid="0073bf4f"/>
    </style:style>
    <style:style style:name="T111" style:family="text">
      <style:text-properties officeooo:rsid="007a4901"/>
    </style:style>
    <style:style style:name="T112" style:family="text">
      <style:text-properties officeooo:rsid="007c74a8"/>
    </style:style>
    <style:style style:name="T113" style:family="text">
      <style:text-properties officeooo:rsid="00845c4c"/>
    </style:style>
    <style:style style:name="T114" style:family="text">
      <style:text-properties officeooo:rsid="007f9d72"/>
    </style:style>
    <style:style style:name="T115" style:family="text">
      <style:text-properties officeooo:rsid="0080ed31"/>
    </style:style>
    <style:style style:name="T116" style:family="text">
      <style:text-properties officeooo:rsid="00a66a83"/>
    </style:style>
    <style:style style:name="T117" style:family="text">
      <style:text-properties officeooo:rsid="00a6ddb6"/>
    </style:style>
    <style:style style:name="T118" style:family="text">
      <style:text-properties officeooo:rsid="00b5205a"/>
    </style:style>
    <style:style style:name="T119" style:family="text">
      <style:text-properties officeooo:rsid="00b674d2"/>
    </style:style>
    <style:style style:name="T120" style:family="text">
      <style:text-properties officeooo:rsid="00ac2af8"/>
    </style:style>
    <style:style style:name="T121" style:family="text">
      <style:text-properties officeooo:rsid="004407e7"/>
    </style:style>
    <style:style style:name="T122" style:family="text">
      <style:text-properties officeooo:rsid="0004d2a1"/>
    </style:style>
    <style:style style:name="T123" style:family="text">
      <style:text-properties officeooo:rsid="00069aeb"/>
    </style:style>
    <style:style style:name="T124" style:family="text">
      <style:text-properties officeooo:rsid="00082ddb"/>
    </style:style>
    <style:style style:name="T125" style:family="text">
      <style:text-properties officeooo:rsid="000977c0"/>
    </style:style>
    <style:style style:name="T126" style:family="text">
      <style:text-properties officeooo:rsid="000b0ebc"/>
    </style:style>
    <style:style style:name="T127" style:family="text">
      <style:text-properties officeooo:rsid="00196a1e"/>
    </style:style>
    <style:style style:name="T128" style:family="text">
      <style:text-properties officeooo:rsid="001d687e"/>
    </style:style>
    <style:style style:name="T129" style:family="text">
      <style:text-properties officeooo:rsid="001ef519"/>
    </style:style>
    <style:style style:name="T130" style:family="text">
      <style:text-properties officeooo:rsid="0020254d"/>
    </style:style>
    <style:style style:name="T131" style:family="text">
      <style:text-properties officeooo:rsid="00219f3c"/>
    </style:style>
    <style:style style:name="T132" style:family="text">
      <style:text-properties officeooo:rsid="00223b3b"/>
    </style:style>
    <style:style style:name="T133" style:family="text">
      <style:text-properties officeooo:rsid="0027abcb"/>
    </style:style>
    <style:style style:name="T134" style:family="text">
      <style:text-properties officeooo:rsid="002bbf43"/>
    </style:style>
    <style:style style:name="T135" style:family="text">
      <style:text-properties officeooo:rsid="002c0d84"/>
    </style:style>
    <style:style style:name="T136" style:family="text">
      <style:text-properties officeooo:rsid="002c74de"/>
    </style:style>
    <style:style style:name="T137" style:family="text">
      <style:text-properties officeooo:rsid="002d6a19"/>
    </style:style>
    <style:style style:name="T138" style:family="text">
      <style:text-properties officeooo:rsid="0037eef9"/>
    </style:style>
    <style:style style:name="T139" style:family="text">
      <style:text-properties officeooo:rsid="0038e6f9"/>
    </style:style>
    <style:style style:name="T140" style:family="text">
      <style:text-properties officeooo:rsid="003a50d7"/>
    </style:style>
    <style:style style:name="T141" style:family="text">
      <style:text-properties officeooo:rsid="004157c5"/>
    </style:style>
    <style:style style:name="T142" style:family="text">
      <style:text-properties officeooo:rsid="004316ae"/>
    </style:style>
    <style:style style:name="T143" style:family="text">
      <style:text-properties officeooo:rsid="00439a9a"/>
    </style:style>
    <style:style style:name="T144" style:family="text">
      <style:text-properties officeooo:rsid="004a3903"/>
    </style:style>
    <style:style style:name="T145" style:family="text">
      <style:text-properties officeooo:rsid="004b856f"/>
    </style:style>
    <style:style style:name="T146" style:family="text">
      <style:text-properties officeooo:rsid="004d6986"/>
    </style:style>
    <style:style style:name="T147" style:family="text">
      <style:text-properties officeooo:rsid="0050ab01"/>
    </style:style>
    <style:style style:name="T148" style:family="text">
      <style:text-properties officeooo:rsid="00576030"/>
    </style:style>
    <style:style style:name="T149" style:family="text">
      <style:text-properties officeooo:rsid="005cbe3e"/>
    </style:style>
    <style:style style:name="T150" style:family="text">
      <style:text-properties officeooo:rsid="005e11b3"/>
    </style:style>
    <style:style style:name="T151" style:family="text">
      <style:text-properties officeooo:rsid="005e9ac8"/>
    </style:style>
    <style:style style:name="T152" style:family="text">
      <style:text-properties officeooo:rsid="00603239"/>
    </style:style>
    <style:style style:name="T153" style:family="text">
      <style:text-properties officeooo:rsid="00645aed"/>
    </style:style>
    <style:style style:name="T154" style:family="text">
      <style:text-properties officeooo:rsid="0077d01a"/>
    </style:style>
    <style:style style:name="T155" style:family="text">
      <style:text-properties officeooo:rsid="007afb16"/>
    </style:style>
    <style:style style:name="T156" style:family="text">
      <style:text-properties officeooo:rsid="008b47b0"/>
    </style:style>
    <style:style style:name="T157" style:family="text">
      <style:text-properties officeooo:rsid="0094355b"/>
    </style:style>
    <style:style style:name="T158" style:family="text">
      <style:text-properties officeooo:rsid="00ad1e39"/>
    </style:style>
    <style:style style:name="T159" style:family="text">
      <style:text-properties officeooo:rsid="00ad4dda"/>
    </style:style>
    <style:style style:name="T160" style:family="text">
      <style:text-properties officeooo:rsid="00b08c77"/>
    </style:style>
    <style:style style:name="T161" style:family="text">
      <style:text-properties officeooo:rsid="00b45bc2"/>
    </style:style>
    <style:style style:name="T162" style:family="text">
      <style:text-properties officeooo:rsid="00b7b3a6"/>
    </style:style>
    <style:style style:name="T163" style:family="text">
      <style:text-properties officeooo:rsid="00bcc32e"/>
    </style:style>
    <style:style style:name="T164" style:family="text">
      <style:text-properties officeooo:rsid="00be1541"/>
    </style:style>
    <style:style style:name="T165" style:family="text">
      <style:text-properties officeooo:rsid="00bef184"/>
    </style:style>
    <style:style style:name="T166" style:family="text">
      <style:text-properties officeooo:rsid="00c080a5"/>
    </style:style>
    <style:style style:name="T167" style:family="text">
      <style:text-properties officeooo:rsid="00c140df"/>
    </style:style>
    <style:style style:name="T168" style:family="text">
      <style:text-properties officeooo:rsid="00c547fb"/>
    </style:style>
    <style:style style:name="T169" style:family="text">
      <style:text-properties officeooo:rsid="00cda411"/>
    </style:style>
    <style:style style:name="T170" style:family="text">
      <style:text-properties officeooo:rsid="00d16645"/>
    </style:style>
    <style:style style:name="T171" style:family="text">
      <style:text-properties officeooo:rsid="00d4defe"/>
    </style:style>
    <style:style style:name="T172" style:family="text">
      <style:text-properties officeooo:rsid="00dc8ad9"/>
    </style:style>
    <style:style style:name="T173" style:family="text">
      <style:text-properties officeooo:rsid="00df8b6d"/>
    </style:style>
    <style:style style:name="T174" style:family="text">
      <style:text-properties officeooo:rsid="00e91dea"/>
    </style:style>
    <style:style style:name="T175" style:family="text">
      <style:text-properties officeooo:rsid="00ecb9c4"/>
    </style:style>
    <style:style style:name="T176" style:family="text">
      <style:text-properties officeooo:rsid="00f32033"/>
    </style:style>
    <style:style style:name="T177" style:family="text">
      <style:text-properties officeooo:rsid="00f59e93"/>
    </style:style>
    <style:style style:name="T178" style:family="text">
      <style:text-properties officeooo:rsid="00fa0749"/>
    </style:style>
    <style:style style:name="T179" style:family="text">
      <style:text-properties officeooo:rsid="00fb9caa"/>
    </style:style>
    <style:style style:name="T180" style:family="text">
      <style:text-properties officeooo:rsid="010bf33d"/>
    </style:style>
    <style:style style:name="T181" style:family="text">
      <style:text-properties officeooo:rsid="010e2aac"/>
    </style:style>
    <style:style style:name="T182" style:family="text">
      <style:text-properties officeooo:rsid="01111201"/>
    </style:style>
    <style:style style:name="T183" style:family="text">
      <style:text-properties officeooo:rsid="011299f2"/>
    </style:style>
    <style:style style:name="T184" style:family="text">
      <style:text-properties officeooo:rsid="01136d38"/>
    </style:style>
    <style:style style:name="T185" style:family="text">
      <style:text-properties officeooo:rsid="0114e102"/>
    </style:style>
    <style:style style:name="T186" style:family="text">
      <style:text-properties officeooo:rsid="0116c510"/>
    </style:style>
    <style:style style:name="T187" style:family="text">
      <style:text-properties officeooo:rsid="0119770e"/>
    </style:style>
    <style:style style:name="T188" style:family="text">
      <style:text-properties officeooo:rsid="011b4a52"/>
    </style:style>
    <style:style style:name="T189" style:family="text">
      <style:text-properties officeooo:rsid="011cdfe3"/>
    </style:style>
    <style:style style:name="T190" style:family="text">
      <style:text-properties officeooo:rsid="012154f9"/>
    </style:style>
    <style:style style:name="T191" style:family="text">
      <style:text-properties officeooo:rsid="012226d8"/>
    </style:style>
    <style:style style:name="T192" style:family="text">
      <style:text-properties officeooo:rsid="0126bc47"/>
    </style:style>
    <style:style style:name="T193" style:family="text">
      <style:text-properties fo:language="pt" fo:country="BR"/>
    </style:style>
    <style:style style:name="T194" style:family="text">
      <style:text-properties fo:language="pt" fo:country="BR" fo:font-weight="bold" officeooo:rsid="007d339f" style:font-weight-asian="bold" style:font-weight-complex="bold"/>
    </style:style>
    <style:style style:name="T195" style:family="text">
      <style:text-properties fo:language="pt" fo:country="BR" fo:font-weight="bold" officeooo:rsid="0099e0e8" style:font-weight-asian="bold" style:font-weight-complex="bold"/>
    </style:style>
    <style:style style:name="T196" style:family="text">
      <style:text-properties fo:language="pt" fo:country="BR" fo:font-weight="bold" officeooo:rsid="009f8d42" style:font-weight-asian="bold" style:font-weight-complex="bold"/>
    </style:style>
    <style:style style:name="T197" style:family="text">
      <style:text-properties fo:language="pt" fo:country="BR" fo:font-weight="normal" style:font-weight-asian="normal" style:font-weight-complex="normal"/>
    </style:style>
    <style:style style:name="T198" style:family="text">
      <style:text-properties fo:language="pt" fo:country="BR" fo:font-weight="normal" officeooo:rsid="00849222" style:font-weight-asian="normal" style:font-weight-complex="normal"/>
    </style:style>
    <style:style style:name="T199" style:family="text">
      <style:text-properties fo:language="pt" fo:country="BR" fo:font-weight="normal" officeooo:rsid="01039616" style:font-weight-asian="normal" style:font-weight-complex="normal"/>
    </style:style>
    <style:style style:name="T200" style:family="text">
      <style:text-properties fo:language="pt" fo:country="BR" fo:font-weight="normal" officeooo:rsid="010902c7" style:font-weight-asian="normal" style:font-weight-complex="normal"/>
    </style:style>
    <style:style style:name="T201" style:family="text">
      <style:text-properties fo:language="pt" fo:country="BR" fo:font-weight="normal" officeooo:rsid="00865335" style:font-weight-asian="normal" style:font-weight-complex="normal"/>
    </style:style>
    <style:style style:name="T202" style:family="text">
      <style:text-properties fo:language="pt" fo:country="BR" fo:font-weight="normal" officeooo:rsid="00a6f100" style:font-weight-asian="normal" style:font-weight-complex="normal"/>
    </style:style>
    <style:style style:name="T203" style:family="text">
      <style:text-properties fo:language="pt" fo:country="BR" fo:font-weight="normal" officeooo:rsid="0095a499" style:font-weight-asian="normal" style:font-weight-complex="normal"/>
    </style:style>
    <style:style style:name="T204" style:family="text">
      <style:text-properties fo:language="pt" fo:country="BR" fo:font-weight="normal" officeooo:rsid="00a79144" style:font-weight-asian="normal" style:font-weight-complex="normal"/>
    </style:style>
    <style:style style:name="T205" style:family="text">
      <style:text-properties fo:language="pt" fo:country="BR" fo:font-weight="normal" officeooo:rsid="00a98e85" style:font-weight-asian="normal" style:font-weight-complex="normal"/>
    </style:style>
    <style:style style:name="T206" style:family="text">
      <style:text-properties fo:language="pt" fo:country="BR" fo:font-weight="normal" officeooo:rsid="00a9db09" style:font-weight-asian="normal" style:font-weight-complex="normal"/>
    </style:style>
    <style:style style:name="T207" style:family="text">
      <style:text-properties fo:language="pt" fo:country="BR" officeooo:rsid="00849222"/>
    </style:style>
    <style:style style:name="T208" style:family="text">
      <style:text-properties fo:language="pt" fo:country="BR" officeooo:rsid="0095a499"/>
    </style:style>
    <style:style style:name="T209" style:family="text">
      <style:text-properties fo:language="pt" fo:country="BR" officeooo:rsid="00981113"/>
    </style:style>
    <style:style style:name="T210" style:family="text">
      <style:text-properties fo:language="pt" fo:country="BR" officeooo:rsid="0099b1ce"/>
    </style:style>
    <style:style style:name="T211" style:family="text">
      <style:text-properties fo:language="pt" fo:country="BR" officeooo:rsid="0099e0e8"/>
    </style:style>
    <style:style style:name="T212" style:family="text">
      <style:text-properties fo:language="pt" fo:country="BR" officeooo:rsid="009ab9c0"/>
    </style:style>
    <style:style style:name="T213" style:family="text">
      <style:text-properties fo:language="pt" fo:country="BR" officeooo:rsid="009c0a8c"/>
    </style:style>
    <style:style style:name="T214" style:family="text">
      <style:text-properties fo:language="pt" fo:country="BR" officeooo:rsid="009c9c87"/>
    </style:style>
    <style:style style:name="T215" style:family="text">
      <style:text-properties fo:language="pt" fo:country="BR" officeooo:rsid="009dfdba"/>
    </style:style>
    <style:style style:name="T216" style:family="text">
      <style:text-properties fo:language="pt" fo:country="BR" officeooo:rsid="00a4023a"/>
    </style:style>
    <style:style style:name="T217" style:family="text">
      <style:text-properties fo:language="pt" fo:country="BR" officeooo:rsid="009f8d42"/>
    </style:style>
    <style:style style:name="T218" style:family="text">
      <style:text-properties fo:language="pt" fo:country="BR" officeooo:rsid="00a0eb21"/>
    </style:style>
    <style:style style:name="T219" style:family="text">
      <style:text-properties fo:language="pt" fo:country="BR" officeooo:rsid="00a2e239"/>
    </style:style>
    <style:style style:name="T220" style:family="text">
      <style:text-properties fo:language="pt" fo:country="BR" officeooo:rsid="00a69095"/>
    </style:style>
    <style:style style:name="T221" style:family="text">
      <style:text-properties fo:language="pt" fo:country="BR" officeooo:rsid="00a5ddd8"/>
    </style:style>
    <style:style style:name="T222" style:family="text">
      <style:text-properties officeooo:rsid="012a1482"/>
    </style:style>
    <style:style style:name="T223" style:family="text">
      <style:text-properties officeooo:rsid="0132575c"/>
    </style:style>
    <style:style style:name="T224" style:family="text">
      <style:text-properties officeooo:rsid="0132dd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asa gourmet </text:p>
      <text:p text:style-name="P3"><text:tab/>Sistema casa gourmet deve fornecer a <text:span text:style-name="T134">possibilidade</text:span> de seus usuários criarem eventos em um ambiente que facilite a busca de itens essências para a produção do mesmo, além de fornecer uma <text:span text:style-name="T134">simplificação</text:span> de rede social para que o mesmo possa <text:span text:style-name="T134">interagir</text:span> com parceiros, <text:span text:style-name="T134">possível</text:span> empregados e convidados, é disponibilizando também uma simplificação de loja virtual e sistema de frete <text:span text:style-name="T222">e alugueis</text:span> com o intuito de manter toda produção interna ao sistema fazendo comparações com outros eventos <text:span text:style-name="T134">a fim de</text:span> garanti lucro máximo a todos.</text:p>
      <text:p text:style-name="P4"/>
      <text:p text:style-name="P16">Evento</text:p>
      <text:p text:style-name="P5"><text:tab/>No sistema de criação de eventos deve haver a persist<text:span text:style-name="T1">ê</text:span>ncia dos dados do evento antes, durante e depois do <text:span text:style-name="T135">evento</text:span> produzido, uma vez que tu<text:span text:style-name="T2">d</text:span>o será usado para comparações futuras não só para conhecimento do participante que <text:span text:style-name="T136">produziu</text:span> os dados mas para to<text:span text:style-name="T4">d</text:span>a a comunidade de <text:span text:style-name="T3">promotores</text:span> de eventos. </text:p>
      <text:p text:style-name="P17"><text:span text:style-name="T136">Criação</text:span> de evento</text:p>
      <text:p text:style-name="P6"><text:tab/>Ao <text:span text:style-name="T136">iniciar</text:span> a criação de eventos o <text:span text:style-name="T136">usuário</text:span> deve inserir dados básicos como local do evento,<text:span text:style-name="T77"> </text:span><text:span text:style-name="T78">através do </text:span><text:span text:style-name="T77">acesso à vitrine onde o participante poderá encontrar lugares onde pode produzir seu evento</text:span>, número de convidados, quanto se pretende gastar e quanto se pretende lucrar, se for o caso, a partir disso o sistema deve distribuir os investimentos com base em dados de eventos registrados pela comunidade, para construir um modelo básico, detalhando o uso do investimento e apresentando a <text:span text:style-name="T136">fórmula</text:span> para atingir a meta de lucro almejada pelo produtor de evento, após a primeira impressão da criação do evento o produtor poderá alterar a configuração do evento, podendo criar <text:span text:style-name="T136">ingresso</text:span>, <text:span text:style-name="T136">cardápio</text:span>, propaganda a ser exibida nas redes sociais cadastradas ou no sistema interno da casa gourmet, tema e promoções para o evento, essas alterações deverão ser sempre atualizadas <text:span text:style-name="T136">a fim de</text:span> evitar inconsistência <text:span text:style-name="T136">das informações</text:span> causando-lhe assim imprevistos ou a <text:span text:style-name="T136">impossibilidade</text:span> de atingir a meta. No sistema de criação de eventos o usuário poderá verificar os eventos próximos para <text:span text:style-name="T136">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223">execução</text:span> do mesmo. Deve fornecer um canal direto com fornecedores de insumos através de um cheklist, este que será responsável por garantir a<text:span text:style-name="T5">u</text:span>tomação <text:span text:style-name="T137">das necessidades</text:span> de itens, sugerindo <text:span text:style-name="T6">e controlando horários de </text:span>serviços de frete, <text:span text:style-name="T6">limpeza, e prazos sempre selecionando</text:span> <text:span text:style-name="T136">a partir</text:span> de impulsionamento e boa avaliação. Todo evento poderá ser criado em conjunto com outros <text:span text:style-name="T136">promotores</text:span> fornecendo assim mais agilidade e diferentes pontos de vista <text:span text:style-name="T136">e, por fim, será</text:span> registrado na agenda de todos os envolvidos além de considerado o tempo entre a <text:span text:style-name="T137">execução</text:span> e início da exposição das propagandas através de dados da comunidade, uma vez <text:span text:style-name="T137">concluído</text:span> o evento será salvo em uma lista onde aguardara a aprovação do promotor, podendo ser simulado, para <text:span text:style-name="T137">execução</text:span>, abandono ou comercialização em loja alertando inconsistência das datas que poderão ser alteradas e atualizadas para os envolvidos se houver necessidade.</text:p>
      <text:p text:style-name="P18">Ingresso</text:p>
      <text:p text:style-name="P7"><text:span text:style-name="T7"><text:tab/></text:span><text:span text:style-name="T10">A persistência dos dados relacionados a ingressos são de grande importância, uma vez que esses </text:span><text:span text:style-name="T63">ingressos</text:span><text:span text:style-name="T10"> poderão ser comercializados, dentro e fora do sistema e sua criação permiti</text:span><text:span text:style-name="T63">rá</text:span><text:span text:style-name="T10"> uma grande variedade e exclusividade da sua criaçã</text:span><text:span text:style-name="T11">o, </text:span><text:span text:style-name="T12">podendo ser acumulados em uma lista</text:span><text:span text:style-name="T11">, </text:span><text:span text:style-name="T13">é i</text:span><text:span text:style-name="T63">m</text:span><text:span text:style-name="T13">portante saber que, para fins de controle de evento</text:span><text:span text:style-name="T11">s</text:span><text:span text:style-name="T13">, o sistema cons</text:span><text:span text:style-name="T63">i</text:span><text:span text:style-name="T13">dera a criação de eventos com exclusividade em open-bar, e o </text:span><text:span text:style-name="T63">ingresso</text:span><text:span text:style-name="T13"> possibilita isso uma vez que o mesmo </text:span><text:span text:style-name="T63">detêm</text:span><text:span text:style-name="T13"> </text:span><text:span text:style-name="T63">dispositivos</text:span><text:span text:style-name="T13"> de segurança que </text:span><text:span text:style-name="T63">impossibilita</text:span><text:span text:style-name="T13"> fraudes, </text:span><text:span text:style-name="T14">podendo </text:span><text:span text:style-name="T63">ressarcir</text:span><text:span text:style-name="T14"> em casos de cancelamentos de eventos</text:span><text:span text:style-name="T10">.</text:span></text:p>
      <text:p text:style-name="P19"><text:span text:style-name="T81">C</text:span>riação de ingresso</text:p>
      <text:p text:style-name="P157"><text:span text:style-name="T10"><text:tab/></text:span><text:span text:style-name="T13">Ao </text:span><text:span text:style-name="T64">iniciar</text:span><text:span text:style-name="T13"> a criação de ingresso </text:span><text:span text:style-name="T15">temos a disponibilização de um sistema de edição de imagens </text:span><text:span text:style-name="T64">simplificado</text:span><text:span text:style-name="T15"> </text:span><text:span text:style-name="T16">contido no editor de </text:span><text:span text:style-name="T80">esigne</text:span><text:span text:style-name="T15">, </text:span><text:span text:style-name="T17">podendo cortar, rotacionar, escalonar, alterar cores e inserir fontes e fotos </text:span><text:span text:style-name="T18">em layer</text:span><text:span text:style-name="T15">, </text:span><text:span text:style-name="T19">durante a criação de ingresso o sistema disponibilizará um </text:span><text:span text:style-name="T80">design</text:span><text:span text:style-name="T19"> básico, contudo o usuário poderá </text:span><text:span text:style-name="T65">alterá-lo</text:span><text:span text:style-name="T15">, </text:span><text:span text:style-name="T20">neste ambiente </text:span><text:span text:style-name="T21">de edição </text:span><text:span text:style-name="T22">de </text:span><text:span text:style-name="T80">design</text:span><text:span text:style-name="T23"> será possível a disposição de caixas de</text:span><text:span text:style-name="T15"> texto, posicionamento de QR, </text:span><text:span text:style-name="T24">data do evento</text:span><text:span text:style-name="T15">, </text:span><text:span text:style-name="T25">ou </text:span><text:span text:style-name="T65">códigos</text:span><text:span text:style-name="T25"> de barras,</text:span><text:span text:style-name="T15"> </text:span><text:span text:style-name="T26">posicionamento d</text:span><text:span text:style-name="T23">e image</text:span><text:span text:style-name="T65">n</text:span><text:span text:style-name="T23">s, </text:span><text:span text:style-name="T26">apresentação de </text:span><text:span text:style-name="T23">link para contatos </text:span><text:span text:style-name="T25">de todos os participantes </text:span><text:span text:style-name="T23">envolvidos, </text:span><text:span text:style-name="T24">e recu</text:span><text:span text:style-name="T65">r</text:span><text:span text:style-name="T24">sivamente o link de compra do próprio ingresso</text:span><text:span text:style-name="T15">,</text:span><text:span text:style-name="T27"> além de</text:span><text:span text:style-name="T15"> visualização frente e verso </text:span><text:span text:style-name="T26">para impressão, </text:span><text:span text:style-name="T28">tamanho, corte etc.</text:span><text:span text:style-name="T29"> todas as instruções de como chegar ao evento, incluindo </text:span><text:span text:style-name="T28">apenas </text:span><text:span text:style-name="T29">no caso de impre</text:span><text:span text:style-name="T65">s</text:span><text:span text:style-name="T29">são, </text:span><text:span text:style-name="T28">para os cliente</text:span><text:span text:style-name="T65">s</text:span><text:span text:style-name="T28"> que tenham </text:span><text:span text:style-name="T65">adquirido</text:span><text:span text:style-name="T28"> o ingresso por intermédio do sistema</text:span><text:span text:style-name="T29">, </text:span><text:span text:style-name="T28">o mesmo poderá ser solicitado no momento da compr</text:span><text:span text:style-name="T30">a</text:span><text:span text:style-name="T28"> a criação de um</text:span><text:span text:style-name="T29"> alertado sobre o in</text:span><text:span text:style-name="T28">í</text:span><text:span text:style-name="T29">cio do evento al</text:span><text:span text:style-name="T31">é</text:span><text:span text:style-name="T29">m de ter o caminho marcado no são de festas (lobby)</text:span><text:span text:style-name="T26">; E</text:span><text:span text:style-name="T15">sses </text:span><text:span text:style-name="T65">ingressos</text:span><text:span text:style-name="T15"> criados podem ser oferecidos ao </text:span><text:span text:style-name="T32">p</text:span><text:span text:style-name="T33">ú</text:span><text:span text:style-name="T32">blico-alvo</text:span><text:span text:style-name="T15"> pela loja, por acesso </text:span><text:span text:style-name="T34">a conta</text:span><text:span text:style-name="T15"> d</text:span><text:span text:style-name="T34">os</text:span><text:span text:style-name="T15"> envolvido</text:span><text:span text:style-name="T65">s</text:span><text:span text:style-name="T15"> com o</text:span><text:span text:style-name="T65">s</text:span><text:span text:style-name="T15"> eventos, o</text:span><text:span text:style-name="T35">u</text:span><text:span text:style-name="T15"> por publicações, </text:span><text:span text:style-name="T36">promoções, propagandas, </text:span><text:span text:style-name="T65">e-mail</text:span><text:span text:style-name="T36">, </text:span><text:span text:style-name="T37">e redes sociais sendo </text:span><text:span text:style-name="T38">reservando, ao cliente, informações de c</text:span><text:span text:style-name="T65">on</text:span><text:span text:style-name="T38">trato sobre qualquer particularidade, </text:span><text:span text:style-name="T29">custos e enformações do evento,</text:span><text:span text:style-name="T38"> </text:span><text:span text:style-name="T35">como </text:span><text:span text:style-name="T39">por exemplo a </text:span><text:span text:style-name="T35">compra de ingressos para empresas</text:span><text:span text:style-name="T38">, </text:span><text:span text:style-name="T40">por fim todos os ingressos podem ser criados através de cooperativismo, </text:span><text:span text:style-name="T18">persistindo os dados para o participante principal </text:span><text:span text:style-name="T30">e sendo posta para a comercialização somente apó</text:span><text:span text:style-name="T61">s</text:span><text:span text:style-name="T30"> a aprovação do participante principal, esse que poderá também deletar, oferecer a terceiros ou apenas armazenar em sua lista e ingressos para posterioridade</text:span><text:span text:style-name="T18">. </text:span><text:span text:style-name="T61">E Concluindo com a possibilidade de comercializa</text:span><text:span text:style-name="T62">r</text:span><text:span text:style-name="T61"> os ingressos produzidos.</text:span></text:p>
      <text:p text:style-name="P20"><text:span text:style-name="T82">R</text:span>eceita</text:p>
      <text:p text:style-name="P96"><text:tab/>A persistência de dados relacionados com a criação de receitas são de grande importância uma vez que após a criação, poderá ser comercializada <text:span text:style-name="T83">por modalidades de royalties</text:span> ou tendo todo os seus direitos de uso transferidos para algum participante do sistema</text:p>
      <text:p text:style-name="P21">Criar receita</text:p>
      <text:p text:style-name="P158"><text:tab/><text:span text:style-name="T9">Para a criação de receitas o sistema </text:span><text:span text:style-name="T67">disponibilizará</text:span><text:span text:style-name="T9"> um editor de receitas onde será possível a criação de texto para edição de receitas </text:span><text:span text:style-name="T41">formatações e fontes, al</text:span><text:span text:style-name="T42">é</text:span><text:span text:style-name="T41">m da </text:span><text:span text:style-name="T70">possibilidade</text:span><text:span text:style-name="T41"> de inserir algumas fotos de acordo com o editor de </text:span><text:span text:style-name="T80">design</text:span><text:span text:style-name="T41">, que disponibilizará essas fe</text:span><text:span text:style-name="T72">r</text:span><text:span text:style-name="T41">ramentas já padronizadas,</text:span><text:span text:style-name="T43"> permitindo</text:span><text:span text:style-name="T41"> ao usuário a alteração </text:span><text:span text:style-name="T70">a posteriori</text:span><text:span text:style-name="T41"> </text:span><text:span text:style-name="T44">al</text:span><text:span text:style-name="T45">é</text:span><text:span text:style-name="T44">m de poder inserir link de redes sociais para exposição vídeo demonstração,</text:span><text:span text:style-name="T46"> tutorial de criação </text:span><text:span text:style-name="T47">ou imagens compartilhadas</text:span><text:span text:style-name="T46">. </text:span><text:span text:style-name="T48">A receita </text:span><text:span text:style-name="T49">fica responsável por atualizar o checklist dos usuários que </text:span><text:span text:style-name="T70">selecionarem-na</text:span><text:span text:style-name="T49"> para algum evento, que para maior número de visualizações, </text:span><text:span text:style-name="T50">o sistema de receitas</text:span><text:span text:style-name="T49">, conta com um sistema de impulsionamento para que o máximo de clientes visualizem a receita, inserindo promoções se </text:span><text:span text:style-name="T70">necessário</text:span><text:span text:style-name="T49"> </text:span><text:span text:style-name="T51">e </text:span><text:span text:style-name="T49">podendo ser criada cooperativamente ficando a car</text:span><text:span text:style-name="T51">g</text:span><text:span text:style-name="T49">o do participante principal a comercialização, abandono ou exclusão da receita, comercialização para </text:span><text:span text:style-name="T70">terceiros</text:span><text:span text:style-name="T49"> ou apenas </text:span><text:span text:style-name="T70">armazenamento.</text:span><text:span text:style-name="T49"> </text:span><text:span text:style-name="T71">Esse sistema</text:span><text:span text:style-name="T60"> oferece a possibilidade de vende as receitas criadas e armazenadas em lista.</text:span></text:p>
      <text:p text:style-name="P22"><text:span text:style-name="T84">P</text:span>ropagandas</text:p>
      <text:p text:style-name="P23"><text:tab/><text:span text:style-name="T9">Um sistema de criação de banner virtual, podendo ser impresso para maximização de </text:span><text:span text:style-name="T67">visualização</text:span><text:span text:style-name="T9"> do evento </text:span><text:span text:style-name="T52">funciona com um poderoso sistema de edição contando também com um modelo muito d</text:span><text:span text:style-name="T66">e</text:span><text:span text:style-name="T52">finido de </text:span><text:span text:style-name="T67">marketing</text:span><text:span text:style-name="T52"> virtual já a muito tempo </text:span><text:span text:style-name="T67">empregado</text:span><text:span text:style-name="T52"> por empresas de grande e médio porte.</text:span></text:p>
      <text:p text:style-name="P24"><text:span text:style-name="T85">C</text:span>riação de propaganda</text:p>
      <text:p text:style-name="P160"><text:tab/>Para a disposição do usuário o sistema de criação de propag<text:span text:style-name="T146">a</text:span>ndas é ofertado com o intuito de publicidade de eventos, contendo um poderoso sistema de criação de <text:span text:style-name="T224">design</text:span> para a edição de textos e imagens, anexos de redes sociais, além de conter info<text:span text:style-name="T146">r</text:span>mações sobre o evento como atrações, participante<text:span text:style-name="T86">s</text:span> dinâmicos, <text:span text:style-name="T87">datas, horários</text:span> <text:span text:style-name="T86">e</text:span> <text:span text:style-name="T146">endereço</text:span>, possibilita também o direcionamento para a compra dos ingressos para pessoas ou empresas podendo ser impulsionado para <text:span text:style-name="T146">aumentar</text:span> o <text:span text:style-name="T153">alcance</text:span> das publicações e com isso adquirir lucro máximo. Versáti<text:span text:style-name="T88">l</text:span> na criação de eventos o sistema permite o cooperativismo durante a cria<text:span text:style-name="T86">ç</text:span>ão da propaganda ficando a cargo do participante principal de armazenar, excluir, comercializar para terceiros ou aplicar para um dado evento, <text:span text:style-name="T89">sendo possível também visualizar e imprimir o banner sempre sendo apresentado uma configuração padrão para edição a posteriori</text:span>. <text:span text:style-name="T127">Além poder oferecer para a área de vendas.</text:span></text:p>
      <text:p text:style-name="P25">Layout</text:p>
      <text:p text:style-name="P161"><text:tab/><text:span text:style-name="T146">Responsável</text:span> por suprir as necessidades de edição de textos, padronização e edição de imagens, o <text:span text:style-name="T224">design</text:span> tem importante<text:span text:style-name="T146">s</text:span> funções sobre os <text:span text:style-name="T146">subsistemas</text:span> oferecidos para todos os participantes, cliente e demais. <text:span text:style-name="T90">Com sua simplicidade na criação e pela apresentação de modelos pré-programados acelerando a criação, e com isso ganhando tempo para coisas com uma maior importância.</text:span></text:p>
      <text:p text:style-name="P159">Criação de <text:span text:style-name="T224">Design</text:span></text:p>
      <text:p text:style-name="P162"><text:tab/><text:span text:style-name="T91">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design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designs criados.<text:tab/></text:span></text:p>
      <text:p text:style-name="P26">Cardápio</text:p>
      <text:p text:style-name="P163"><text:tab/>Sistema de disposição de receitas ofertadas durante um evento, podendo apresentar o preço de <text:span text:style-name="T152">seus itens</text:span> e <text:span text:style-name="T152">também</text:span> promoções, fazendo uso do editor de <text:span text:style-name="T224">design</text:span> para maior agilidade na construção apresenta de maneira <text:span text:style-name="T153">o</text:span>rganizada e atraente aos convidados acesso as receitas, e itens utilizados no preparo</text:p>
      <text:p text:style-name="P27">Criação de <text:span text:style-name="T152">cardápio</text:span></text:p>
      <text:p text:style-name="P28"><text:tab/><text:span text:style-name="T9">Nesse sistema será possível inserir suas </text:span><text:span text:style-name="T68">próprias</text:span><text:span text:style-name="T9"> receitas ou buscar receitas em vitrines, tendo maior visibilidade de receitas bem impulsionadas ou com alta aprovação, respeitando sempre o regime de apropriação ou royalties de comercialização de receitas em seu contrato, </text:span><text:span text:style-name="T53">uma vez iniciado a criação de </text:span><text:span text:style-name="T68">cardápio</text:span><text:span text:style-name="T53"> o participante principal tem acesso ao gerador de comandas, que pode</text:span><text:span text:style-name="T54">m</text:span><text:span text:style-name="T53"> ser imprimid</text:span><text:span text:style-name="T69">as</text:span><text:span text:style-name="T53"> posteriormente, editor de preços e categorias, e o sistema de impulsionamento e compartilhamento em redes sociai</text:span><text:span text:style-name="T54">s</text:span><text:span text:style-name="T53">, </text:span><text:span text:style-name="T55">podendo também compartilhar o </text:span><text:span text:style-name="T68">cardápio</text:span><text:span text:style-name="T55"> anexando os</text:span><text:span text:style-name="T53"> evento</text:span><text:span text:style-name="T68">s</text:span><text:span text:style-name="T53"> ao qual o </text:span><text:span text:style-name="T68">cardápio</text:span><text:span text:style-name="T53"> </text:span><text:span text:style-name="T68">compõe</text:span><text:span text:style-name="T53">, </text:span><text:span text:style-name="T56">esse editor de </text:span><text:span text:style-name="T68">cardápio</text:span><text:span text:style-name="T56"> </text:span><text:span text:style-name="T57">pode ser criado cooperativamente, ficando a cargo, do participante principal, armazenar, excluir, comercializar para terceiros ou aplicar </text:span><text:span text:style-name="T58">a algum evento. </text:span><text:span text:style-name="T59">Esse sistema permite a comercialização para clientes do cardápio.</text:span></text:p>
      <text:p text:style-name="P29">Promoção</text:p>
      <text:p text:style-name="P97"><text:tab/><text:span text:style-name="T152">Construído</text:span> para aumentar o n<text:span text:style-name="T123">ú</text:span>mero de vendas através de incentivos como, comprar em atacado, ou promoções de produtos que <text:span text:style-name="T123">es</text:span>tão na lista de desejos de usuários, além do fornecimento de um editor de promoções que pode ser <text:span text:style-name="T152">engatilhado</text:span> para apresentar uma promoção em um determinado período.</text:p>
      <text:p text:style-name="P30">Criação e administração de promoções</text:p>
      <text:p text:style-name="P164"><text:tab/>Para construção de promoções <text:span text:style-name="T125">o sistema é composto p</text:span>o<text:span text:style-name="T125">r um</text:span> sistema de edição de <text:span text:style-name="T224">design</text:span> e contratos, podendo ser impulsionado e tendo a disposição a calculadora de lucros, onde será possível verificar o custo dos itens e comparar com o valor da promoção, <text:span text:style-name="T126">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24">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e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31"><text:span text:style-name="T92">C</text:span>ontrato</text:p>
      <text:p text:style-name="P98"><text:tab/>Sistema de simplificação e padronização de criação de contratos para itens internos do sistema, facilitando os produtores de evento e garantindo a todos a <text:span text:style-name="T147">seguridade</text:span> de suas criações.</text:p>
      <text:p text:style-name="P31">Criação de contrato</text:p>
      <text:p text:style-name="P98"><text:tab/>Sistema simplificado de cria<text:span text:style-name="T93">ç</text:span>ão de contrato apresenta um modelo padrão para as mais diversos <text:span text:style-name="T147">subsistemas</text:span> de criação, com o intuito de garantir e acelerar a criação <text:span text:style-name="T93">para </text:span>participantes, <text:span text:style-name="T93">conta também com um sistema de criação compartilhada e assinatura digital, além de ser possível o impulsionamento ficando a cargo, do participante principal, armazenar, excluir, comercializar para terceiros ou aplicar a algum evento.</text:span></text:p>
      <text:p text:style-name="P32">Monitor</text:p>
      <text:p text:style-name="P99"><text:tab/>Concebido com a finalidade de auxiliar o evento, durante <text:span text:style-name="T147">excussão,</text:span> o monitoramento possibilita avalia, corrigir problemas, e garantir o bom <text:span text:style-name="T147">funcionamento</text:span> do <text:span text:style-name="T147">evento</text:span> uma vez que é possível adicionar mais pessoas para participar, ou retirar caso seja necessário, <text:span text:style-name="T94">aumentar o raio de alcance das publicações, convidar mais pessoas, verificar os gastos em tempo real além de abrir uma conexão direta com todos os usuários do sistema presentes.</text:span></text:p>
      <text:p text:style-name="P33">Atividade de monitoramento</text:p>
      <text:p text:style-name="P100"><text:tab/><text:span text:style-name="T95">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34"><text:soft-page-break/>Perfil</text:p>
      <text:p text:style-name="P101"><text:tab/>O editor de perfil permite <text:span text:style-name="T150">alterações</text:span> no perfil dos usuários, e sempre que o usuário estiver inativo por muito tempo, <text:span text:style-name="T149">fazem-se</text:span> perguntas não respondidas <text:span text:style-name="T96">do</text:span> perfil <text:span text:style-name="T149">a fim de preenchê-lo.</text:span> <text:span text:style-name="T97">Além de apresentar a lista de desejos pessoais do usuário com a possibilidade de compra.</text:span></text:p>
      <text:p text:style-name="P35">Edição de perfil</text:p>
      <text:p text:style-name="P102"><text:tab/>Durante o cadastro, para agilizar, a retenção de informações do usuário ficam a <text:span text:style-name="T149">merce</text:span> da disposição momentânea de informar seus dados, dessa forma é possível pular etapas, caso essas etapas sejam necessárias o usuário <text:span text:style-name="T151">poderá</text:span> <text:span text:style-name="T151">completá-las</text:span> <text:span text:style-name="T151">a partir</text:span> do editor de perfil, <text:span text:style-name="T98">ou através de notificações</text:span>, onde <text:span text:style-name="T99">o sistema se encarrega de notificar sobre pendências a serem, quando verificado baixo fluxo do participante no sistema</text:span>, altera<text:span text:style-name="T100">das permitindo acesso ao sistema de login canso o usuário não tenha salvo a senha</text:span>, adicion<text:span text:style-name="T101">adas</text:span> <text:span text:style-name="T151">excluídas.</text:span> <text:span text:style-name="T102">Também</text:span> anexar eventos feitos pelo mesmo, <text:span text:style-name="T151">a fim de</text:span> garantir um bom histórico no sistema e <text:span text:style-name="T151">aumentar</text:span> a sua confiabilidade em meio aos outros usuários, e caso necessite poderá criar <text:span text:style-name="T151">impulsionamentos</text:span> para <text:span text:style-name="T151">maximizar</text:span> ainda seu <text:span text:style-name="T151">alcance</text:span>, além de permitir <text:span text:style-name="T151">aos usuários</text:span> <text:span text:style-name="T103">a construção de lista de desejos dessa forma, ele poderá informa o desejo de adquirir algum item de alguma loja, sendo atualizado quando o seu objeto de desejo estiver em promoção.</text:span></text:p>
      <text:p text:style-name="P36">Histórico</text:p>
      <text:p text:style-name="P103"><text:tab/><text:span text:style-name="T104">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37">Criação de histórico</text:p>
      <text:p text:style-name="P165"><text:tab/>Com a necessidade de produção de um sistema <text:span text:style-name="T105">que</text:span> possa gerar um <text:span text:style-name="T148">histórico</text:span> de eventos <text:span text:style-name="T106">e de loja</text:span>, contendo dados de suma <text:span text:style-name="T148">importância</text:span> <text:span text:style-name="T105">para cada promotor</text:span>, o sistema de criação de hist<text:span text:style-name="T106">ó</text:span>rico permite a cada <text:span text:style-name="T148">usuário</text:span>, <text:span text:style-name="T107">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07">s</text:span>crições pr<text:span text:style-name="T107">ó</text:span>prias,<text:span text:style-name="T107"> criação de design</text:span> <text:span text:style-name="T108">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text:s/>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38">Tema</text:p>
      <text:p text:style-name="P104"><text:tab/><text:span text:style-name="T109">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39">Criação de tema</text:p>
      <text:p text:style-name="P105"><text:tab/>Da criação de tema, este que pode ser totalmente externo, <text:span text:style-name="T110">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40">Participante</text:p>
      <text:p text:style-name="P106"><text:tab/><text:span text:style-name="T111">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41">Das particularidades do participante</text:p>
      <text:p text:style-name="P107"><text:tab/>Tem como <text:span text:style-name="T112">a possibilidade de visualizar suas</text:span> atividades sendo possível ter acesso a histórico do participante <text:span text:style-name="T112">e a loja cadastrada sues empreendimento com alugueis e frete através do comércio</text:span>, seu<text:span text:style-name="T113">s</text:span> eventos e a avaliaç<text:span text:style-name="T113">ões</text:span> <text:span text:style-name="T145">individuais</text:span>, al<text:span text:style-name="T114">é</text:span>m de ter acesso aos participantes <text:span text:style-name="T115">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42">Convidado</text:p>
      <text:p text:style-name="P43"><text:tab/><text:span text:style-name="T73">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5"> e acessar o evento </text:span><text:span text:style-name="T76">para o qual o convite se refere</text:span><text:span text:style-name="T73">.</text:span></text:p>
      <text:p text:style-name="P44">Convite</text:p>
      <text:p text:style-name="P108"><text:tab/>Como o nome já diz, tratasse do convite, mas não se restringe a isso, pois o módulo convite possibilita que o usuário envie convite para amigos no sistema <text:span text:style-name="T156">e em redes sociais, podendo ter acesso ao tema do evento, se houver, além de manter um sistema de comunicação entre todos os participantes do evento.</text:span></text:p>
      <text:p text:style-name="P45">Selecionar e definir funções <text:span text:style-name="T157">de convidados</text:span></text:p>
      <text:p text:style-name="P46"><text:tab/><text:span text:style-name="T9">Permite ao proprietário cadastrar as funções e níveis de hierarquia entre os participantes estáticos. O mesmo pode enviar os convites para os participantes estáticos e dinâmico do sistema , </text:span><text:span text:style-name="T74">que</text:span><text:span text:style-name="T9"> poderão aceitar ou recusar, em tempo hábil para a substituição no evento, </text:span><text:span text:style-name="T74">o convite. Nesse módulo é possível verificar a presença física dos participantes através do sistema de navegação, e por perguntas feitas aos clientes e a outros participantes durante o evento.</text:span></text:p>
      <text:p text:style-name="P42">Propriedade</text:p>
      <text:p text:style-name="P166"><text:tab/>Sistema de gerenciamento de ambientes para aluguéis, propriedade possibilita o cadastro com todos as mídias de <text:span text:style-name="T224">design</text:span> e divulgação, manutenções. Em forma de lista para clientes.</text:p>
      <text:p text:style-name="P47">Administrar propriedades</text:p>
      <text:p text:style-name="P109"><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48">Loja</text:p>
      <text:p text:style-name="P110"><text:tab/>Com função bem determinada a loja contém todas as funções mais básicas e simplificadas para criar, administrar, e produzir transações de maneira rápida dentro do sistema dando a todos a possibilidade de criar sua loja ou de <text:span text:style-name="T144">simplesmente</text:span> oferecer alguns itens de consumo rápido.</text:p>
      <text:p text:style-name="P49">Criação de lista de produtos</text:p>
      <text:p text:style-name="P167"><text:tab/>A principal forma de comercializar os produtos <text:span text:style-name="T141">é através da </text:span>loja <text:span text:style-name="T141">e</text:span> da lista de produtos, onde é possível <text:span text:style-name="T116">cadastrar</text:span>, alterar, <text:span text:style-name="T142">adicionar números de parcelas do produto para o pagamento,</text:span> e excluir <text:span text:style-name="T117">produtos</text:span> internos e externos ao sistema dando-lhes características, preço, imagens, vídeos, podendo ser compartilhados em redes sociais, impulsiona<text:span text:style-name="T118">r</text:span> no <text:span text:style-name="T143">sistema</text:span>, <text:span text:style-name="T122">podendo criar</text:span> propagandas para dentro do sistema e fora dele, além de deter uma interface <text:span text:style-name="T119">para</text:span> administração, que <text:span text:style-name="T143">possibilita</text:span> alterar os dados do perfil através da loja caso seja necessário, <text:span text:style-name="T106">visualizar e construir um design,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50">Estoque</text:p>
      <text:p text:style-name="P111"><text:tab/>Da necessidade de controle de itens no estoque, está incluso no sistema um módul<text:span text:style-name="T128">o</text:span> espec<text:span text:style-name="T120">í</text:span>fico para <text:span text:style-name="T139">gerenciar</text:span> pedidos, <text:span text:style-name="T129">carregamento de</text:span> dados <text:span text:style-name="T129">de</text:span> bancos externos e <text:span text:style-name="T130">armazenamento de</text:span> dados de fornecedores, <text:span text:style-name="T139">possibilitando</text:span> assim um maior controle e velocidade do manuseio de m<text:span text:style-name="T131">e</text:span>rcadorias e logística.</text:p>
      <text:p text:style-name="P51">Administração de pedidos</text:p>
      <text:p text:style-name="P112"><text:tab/>A principal fu<text:span text:style-name="T139">n</text:span>ção do módulo de controle de estoque, e a criação e de pedidos e controle de todos os pedidos através de uma lista o<text:span text:style-name="T132">n</text:span>de é possível <text:span text:style-name="T139">confrontá-los</text:span>, com o n<text:span text:style-name="T132">ú</text:span>mero de itens no estoque, suas datas de validade, porções<text:span text:style-name="T133">(saco, pacote, lata, garrafa etc)</text:span> e acompanhar todas as previsões de vendas para o pe<text:span text:style-name="T132">rí</text:span>odo, <text:span text:style-name="T139">considerando</text:span> todas as promoções <text:span text:style-name="T132">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52">Pagamentos</text:p>
      <text:p text:style-name="P113"><text:tab/>Através de uma simplificada interface de pagamentos é possível fornecer tanto ao usuário comum como aos proprietários de lojas internas, a possibilidade de produzir e concluir <text:span text:style-name="T139">transações</text:span>, passando por todas as etapas e garantindo a <text:span text:style-name="T139">segurança</text:span> de ambos os participantes.</text:p>
      <text:p text:style-name="P52">Finalização de <text:span text:style-name="T139">transações</text:span> com pagamento</text:p>
      <text:p text:style-name="P113"><text:tab/>Com o módulo de pagamento é possível concluir <text:span text:style-name="T139">transações dentro das lojas, ou para itens produzidos e comercializados pelos participantes. Contando com um poderoso sistema de pagamentos que fornece a possibilidade de compra com cartão, em débito ou crédito podendo parcelar ou até mesmos a criação de boletos ou de carne esse que através de verificação de spc e serasa poderá avaliar as condições de um dado cliente a fim de evitar inadimplência.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53">Comprar</text:p>
      <text:p text:style-name="P114"><text:tab/>Durante as compras é possível criar uma lista de itens para consumo, além de obter sugestões de compras a partir de pessoas com perfil semelhante, aumentando as vendas e claro construindo gatilhos ara compras <text:span text:style-name="T154">automaticamente.</text:span></text:p>
      <text:p text:style-name="P54">Listas de compras</text:p>
      <text:p text:style-name="P115"><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55">Dando acesso a outras lojas ou ao modulo de pagamento.</text:span></text:p>
      <text:p text:style-name="P55">Alugar</text:p>
      <text:p text:style-name="P116"><text:tab/>Para casa, pousadas, etc. um sistema de alugueis muito prático, que inclui o sistema de pagamentos interno, uma opção para monetização de ambientes, automóveis etc.</text:p>
      <text:p text:style-name="P55">Lista de aluguéis</text:p>
      <text:p text:style-name="P146"><text:span text:style-name="T194"><text:tab/></text:span><text:span text:style-name="T198">Semelhante ao modulo de compras, lista de aluguéis permite ao participante alugar </text:span><text:span text:style-name="T199">e guardar os dados </text:span><text:span text:style-name="T198">simultaneamente vários itens ou estabelecimentos organizando-</text:span><text:span text:style-name="T200">os</text:span><text:span text:style-name="T198"> e</text:span><text:span text:style-name="T200">m</text:span><text:span text:style-name="T198">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201">ç</text:span><text:span text:style-name="T198">ão.</text:span></text:p>
      <text:p text:style-name="P148"><text:span text:style-name="T207">V</text:span><text:span text:style-name="T193">itrine</text:span></text:p>
      <text:p text:style-name="P149"><text:soft-page-break/><text:span text:style-name="T197"><text:tab/>A composição de todas as listas de participantes do sistema que podemos buscar </text:span><text:span text:style-name="T202">além de acesso ao perfil do participante. E</text:span><text:span text:style-name="T203">sse módulo permite a conexão entre os indivíduos do sistema sendo eles participantes, lojas ou servidores, </text:span><text:span text:style-name="T204">g</text:span><text:span text:style-name="T203">arantindo todas as ferramentas para sua interação, facilitando o encontro de ajuda em grupo</text:span><text:span text:style-name="T205">s</text:span><text:span text:style-name="T203"> de discuss</text:span><text:span text:style-name="T206">ão</text:span><text:span text:style-name="T203">.</text:span></text:p>
      <text:p text:style-name="P150"><text:span text:style-name="T208">L</text:span><text:span text:style-name="T193">ista de participantes</text:span></text:p>
      <text:p text:style-name="P153"><text:span text:style-name="T193"><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209">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151"><text:span text:style-name="T208">L</text:span><text:span text:style-name="T193">ista de debates</text:span></text:p>
      <text:p text:style-name="P154"><text:span text:style-name="T193"><text:tab/>Com um propósito </text:span><text:span text:style-name="T210">identificar pessoas com mesmas perspectivas, os grupos têm função de nivelar pessoas, de facilitar o planejamento em equipe e de construir uma base de dados a respeito de dúvidas sugeridas pelo usuário, que podem ser compartilhadas por todos. São sinalizadas por metadado que separam em listas da classe, exemplo quando houver muitos grupos </text:span><text:span text:style-name="T211">com metadados “receitas”, o sistema listará como “</text:span><text:span text:style-name="T212">classes receitas</text:span><text:span text:style-name="T211">”, </text:span><text:span text:style-name="T213">expandindo </text:span><text:span text:style-name="T214">o conhecimento da comunidade </text:span><text:span text:style-name="T213">e adicionando filtros </text:span><text:span text:style-name="T215">ao sistema</text:span><text:span text:style-name="T211">. </text:span><text:span text:style-name="T216">Permite também que o participante crie um grupo com o tema de sua escolha.</text:span></text:p>
      <text:p text:style-name="P147"><text:span text:style-name="T195">L</text:span><text:span text:style-name="T196">ista de lojas</text:span></text:p>
      <text:p text:style-name="P155"><text:span text:style-name="T217"><text:tab/></text:span><text:span text:style-name="T218">Listas de lojas contém todas as lojas do sistema organizadas por lojas impulsionadas, melhores lojas, e lojas que o participante concluiu sua última transação. </text:span><text:span text:style-name="T219">Permite também que o participante cria sua loja.</text:span></text:p>
      <text:p text:style-name="P152"><text:span text:style-name="T218">L</text:span><text:span text:style-name="T193">ista de serviços</text:span></text:p>
      <text:p text:style-name="P156"><text:span text:style-name="T193"><text:tab/>Semelhante a </text:span><text:span text:style-name="T220">lista de</text:span><text:span text:style-name="T193"> lojas, esse módulo permite a contratação de serviços como transporte e frete, além de possibilitar o </text:span><text:span text:style-name="T221">aluguel de ambientes para eventos. </text:span></text:p>
      <text:p text:style-name="P116"><text:tab/></text:p>
      <text:p text:style-name="P56">Classificação de pessoas no sistema</text:p>
      <text:p text:style-name="P1"><text:tab/>O sistema conterá descrições para os tipos de <text:span text:style-name="T138">participantes, </text:span>a fim de esclarecimento do sistema, todos devem receber os mesmos acessos de produtos e serviços.</text:p>
      <text:p text:style-name="P57">Lobby de festas</text:p>
      <text:p text:style-name="P117"><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57">Destaques</text:p>
      <text:p text:style-name="P117"><text:tab/>Permite ao usuário ver todas as propagandas e promoções impulsionadas e mais bem avaliadas ordenadas pelo sistema, <text:span text:style-name="T158">listando</text:span> as atividades de usuários impulsionados ou muito bem avaliados <text:span text:style-name="T159">separando-os</text:span> por listas específicas <text:span text:style-name="T159">permitindo que todos os participantes no raio de alcance possam visualizar e caso tenham interesse em adquirir produto, ingresso ou a chance de contratar um profissional bem avaliado.</text:span></text:p>
      <text:p text:style-name="P58">Acessar</text:p>
      <text:p text:style-name="P118"><text:tab/><text:span text:style-name="T160">Lista as principais funções do sistema de forma a organizá-las dando Ao cliente a possibilidade de uma rápida interação com os módulos vitrine, agenda, evento onde o participante poderá encontrar pessoas e empresas, controlar seus eventos e afazeres e criar seus próprios eventos respectivamente. Guardando também seu perfil.</text:span></text:p>
      <text:p text:style-name="P59">Mapas</text:p>
      <text:p text:style-name="P119"><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61">O mapa possibilitará a projeção do trajeto sobe o mapa.</text:span></text:p>
      <text:p text:style-name="P60">Agenda</text:p>
      <text:p text:style-name="P120"><text:tab/><text:span text:style-name="T162">Sistema de controle, organização e manutenção do tempo e afazeres do participante, nesse módulo é possível ser gerenciado por múltiplos participantes, datas e horários e afazeres.</text:span></text:p>
      <text:p text:style-name="P61">Calendário</text:p>
      <text:p text:style-name="P121"><text:tab/><text:span text:style-name="T163">Sistema de datas e horários em planilhas cronológicas em formato para edição de afazeres, através do calendário é possível acessar o editor de afazeres e buscar afazeres específicos.</text:span></text:p>
      <text:p text:style-name="P62">Lista de afazeres</text:p>
      <text:p text:style-name="P122"><text:tab/>Sistema de lista de afazeres em ordem cronológica possibilitando o acesso ao editor de afazeres e busca<text:span text:style-name="T164">s</text:span> específic<text:span text:style-name="T164">a</text:span>s.</text:p>
      <text:p text:style-name="P63">Afazeres</text:p>
      <text:p text:style-name="P123"><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66">e </text:span>com acesso ao monitor, caso o evento esteja em andamento, <text:span text:style-name="T167">faz desse módulo um dos principais componentes que caracterizam o sistema</text:span>. <text:span text:style-name="T165">O calendário e lista de afazeres podem ser impressos.</text:span></text:p>
      <text:p text:style-name="P64">Checklist</text:p>
      <text:p text:style-name="P123"><text:tab/><text:span text:style-name="T168">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65">Sistema de evolução</text:p>
      <text:p text:style-name="P124"><text:span text:style-name="T165"><text:s/></text:span><text:span text:style-name="T8"><text:tab/></text:span><text:span text:style-name="T169">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66">Conferir</text:p>
      <text:p text:style-name="P125"><text:tab/><text:span text:style-name="T170">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67">Impulsionar</text:p>
      <text:p text:style-name="P126"><text:tab/>De forma simples os participantes, lojas, e itens poderão atingir um número maior de usuários com intuito de maximizar os lucros de um participante.</text:p>
      <text:p text:style-name="P67">Propulsor</text:p>
      <text:p text:style-name="P126"><text:tab/><text:span text:style-name="T171">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68">Gerador</text:p>
      <text:p text:style-name="P127"><text:tab/>O sistema é largamente apoiado por módulos capazes de acelerar o processo de criação de eventos, e o principal sistema que possibilita isso é o gerador, que através de busca de dados de eventos similares constrói uma estimativa e configura com base nos dados recuperados, considerando sempre a viabilidade de preços.</text:p>
      <text:p text:style-name="P69">Gerar automaticamente </text:p>
      <text:p text:style-name="P128"><text:tab/><text:span text:style-name="T172">Através de avaliações de dados de eventos, do participante e dados da comunidade é possível verificar a viabilidade de criação de uma determinada coisa considerando o preço e garantindo uma porcentagem a compra de itens criados no sistema com o intuito de aquecer o comércio interno recuperando dados e gerando gráficos para demonstração, possibilitando o usuário visualizar toda a configuração montada.</text:span></text:p>
      <text:p text:style-name="P70">Chat</text:p>
      <text:p text:style-name="P129"><text:tab/><text:span text:style-name="T173">Área com o foco em comunicação entre os participantes, o chat possibilita o envio de e-mail, criação e armazenamento de debates além de configurações de visualização. Também poderemos encontrar o modulo de e-mail, para configurações e envios.</text:span></text:p>
      <text:p text:style-name="P71">Bloqueio de participantes</text:p>
      <text:p text:style-name="P130"><text:tab/>Para o usuário o bloqueio de participantes no chat, possibilita um controle que pode bloquear para grupos específicos, ou todo o grupo podendo também impedir a comunicação direta entre participantes, ou para um participante e um amigo do participante. </text:p>
      <text:p text:style-name="P72">Chat de comunicação</text:p>
      <text:p text:style-name="P131"><text:tab/>Habilita uma interface simplificada de comunicação com uma caixa de diálogo, uma área de recebimento de input, de usuário ode é possível também verificar se a mensagem foi enviada, se chegou ao participante se ele visualizou e se está respondendo.</text:p>
      <text:p text:style-name="P72">Criar debate</text:p>
      <text:p text:style-name="P131"><text:tab/>Sistema de criação de debate ou grupos de discussões entre participantes selecionados, fazendo uso do chat mas com o acréscimo da possibilidade de iniciar uma conversa privada com um participante do grupo, <text:span text:style-name="T174">e por fim, salvar os resultados do debate podendo mantê-lo publico ou privado</text:span>.</text:p>
      <text:p text:style-name="P73">Lista de debates</text:p>
      <text:p text:style-name="P132"><text:tab/>Sistema de lista de debates salvos pelo participante, com o intuito de recuperar discussões, podendo torná-las públicas ou privadas. Tais debates são posicionados na lista de debates, quando públicas, para o acesso geral mediante buscas.</text:p>
      <text:p text:style-name="P74">Configurações</text:p>
      <text:p text:style-name="P133"><text:tab/><text:span text:style-name="T175">Com a finalidade genérica de controle para operações com dados as configurações permitem também o controle de rascunhos e dados temporários para recuperação posterior além de compartilhamento em redes sociais.</text:span></text:p>
      <text:p text:style-name="P75">Configurar</text:p>
      <text:p text:style-name="P134"><text:tab/>Sistema de composto por Altera, Adicionar, Salvar, Deletar, Buscar, <text:span text:style-name="T177">recuperar e comparar</text:span>, permite a manipulação dos dados do sistema de maneira genérica para todos os módulos uma vez que <text:s/>todas as manipulações de dados foram criadas para atenderem aos mesmos padrões. Esse sistema permite também a captação de dados temporários a fim de possibilitar maior fluidez do usuário pelo sistema já que mesmo não concluindo um determinado preenchimento de algum formulário os dados não serão perdidos e poderão ser recuperados quando o usuário voltar no formulário e por fim a possibilidade de compartilhá-la em todas as redes sociais cadastradas.</text:p>
      <text:p text:style-name="P76">Acesso de usuários</text:p>
      <text:p text:style-name="P77"><text:tab/><text:span text:style-name="T9">Módulo composto por toda a mecânica de cadastro e login de um usuário permitindo-o compartilhar propagandas do sistema em redes sociais cadastradas pelo usuário, coma a possibilidade de um usuário criar um cadastro no sistema somente após a utilização do sistema de criação de eventos, esse módulo permite que os dados já inseridos para o evento não sejam perdidos, e que possam ser recuperados após cadastro do usuário permitindo assim uma melhor i</text:span><text:span text:style-name="T79">n</text:span><text:span text:style-name="T9">teração do usuário com o sistema.</text:span></text:p>
      <text:p text:style-name="P78">Cadastrar</text:p>
      <text:p text:style-name="P135"><text:tab/><text:span text:style-name="T176">Módulo de cadastro do usuário para a utilização do sistema, com a possibilidade de cadastro rápido oferecido pela recuperação de dados inseridos em redes sociais, o usuário pode utilizar uma rede social para efetuar seu cadastro de maneira mais rápida e posteriormente inserir mais dados no sistema, também é possível fazer o cadastro completo no sistema com a possibilidade de construir todo o perfil e compartilhá-lo inserindo também as especificações contratuais para convite do participante.</text:span></text:p>
      <text:p text:style-name="P79">Login/Logout</text:p>
      <text:p text:style-name="P136"><text:tab/>Sistema simplificado de inicialização do sistema permite ao usuário entrar e sair, contudo garante a persistência de dados como rascunhos em módulos de criação, para futuras conclusões dos mesmos.<text:tab/></text:p>
      <text:p text:style-name="P80">Visualização</text:p>
      <text:p text:style-name="P137"><text:tab/>Um módulo que permite a visualização de todos os módulos que geram arte para impressão, de forma simplificada e <text:span text:style-name="T178">genérica.</text:span></text:p>
      <text:p text:style-name="P81">Projeção</text:p>
      <text:p text:style-name="P138"><text:tab/><text:span text:style-name="T178">Módulo reservado ao sistema para criação gráfica a partir de dados coletados possibilitando também a especulação gráfica da curva de evolução com base em dados obtidos da comunidade.</text:span></text:p>
      <text:p text:style-name="P82"><text:soft-page-break/>Gerar gráficos</text:p>
      <text:p text:style-name="P139"><text:tab/>Principal função do sistema de geração de gráficos, basicamente esse é o propulsor do módulo uma vez que ele inicia todas as interações <text:span text:style-name="T179">como verificação de histórico e venda em lojas, também a verificação para transportes, propriedades e alugueis para a base de gerações de gráficos, tendo acesso ao sistema de especulação de máximo e mínimo para os geradores de gráficos.</text:span></text:p>
      <text:p text:style-name="P83">Transporte</text:p>
      <text:p text:style-name="P140"><text:tab/>Oferecendo um sistema para a suprimento da necessidade de transportar e fretar envios, o modulo transporte permite também o aluguel de veículos e todo o seu gerenciamento.</text:p>
      <text:p text:style-name="P84">Administrar veículos</text:p>
      <text:p text:style-name="P140"><text:tab/><text:span text:style-name="T180">O mais importante sistema de transporte possibilita o proprietário cadastrar um veículo tendo total controle de multas que o mesmo sofre durante o tempo alugado, conhecendo também quando toda a lista de veículos cadastrados, a lista de veículos em uso, e em manutenção, além de possibilitar o impulsionamento, a criação de propagandas além da criação de rotas.</text:span></text:p>
      <text:p text:style-name="P85">Editar frete</text:p>
      <text:p text:style-name="P141"><text:tab/>Esse módulo é o segundo mais importante do sistema de transporte, uma vez que ele é responsável por preencher veículos com motoristas para fretes, responsável também pelo calculo de lucros dos alugueis/fretes <text:s/>podendo fornecer ao cliente a contratação de frete gerando um histórico para geração de gráficos de curva de evolução.</text:p>
      <text:p text:style-name="P86">Entregar veículo</text:p>
      <text:p text:style-name="P142"><text:tab/>Um pouco mais simples mas tão importante quanto, o sistema de entrega de carros permite ao proprietário direcionar qual carro vai para qual serviço, podendo altera entre entrega, aluguel ou ser posto em <text:span text:style-name="T181">manutenção.</text:span></text:p>
      <text:p text:style-name="P87">Todos os transportes</text:p>
      <text:p text:style-name="P143"><text:tab/>Com a finalidade de guardar todos os dados de alugueis ou frete durante toda a vida comercial do usuário, esse sistema também permite uma rápida recuperação de dados para a criação dos gráficos de curva de evolução.</text:p>
      <text:p text:style-name="P88">Alugar veículos</text:p>
      <text:p text:style-name="P144"><text:tab/>Como o próprio nome sugere, alugar veículos permite o aluguel de um veículo com a possibilidade de selecionar algum indivíduo para dirigi-lo possibilitado por algum registro <text:span text:style-name="T182">nacional de condutores</text:span>.</text:p>
      <text:p text:style-name="P89">Imprimir</text:p>
      <text:p text:style-name="P145"><text:tab/>Modulo de <text:span text:style-name="T183">especialização</text:span> de para diferentes tipos de impressão, os quais devem apresentar algumas alterações <text:span text:style-name="T184">particulares </text:span>para <text:span text:style-name="T185">maior</text:span> adequação de impressão.</text:p>
      <text:p text:style-name="P1">São elas.</text:p>
      <text:p text:style-name="P8">Projeção</text:p>
      <text:p text:style-name="P90"><text:tab/>Construído com o intuito de generaliza todas as formas de projeção, esse módulo contem todas as ferramentas para a criação de gráficos para avaliação.</text:p>
      <text:p text:style-name="P8">Gerar gráficos</text:p>
      <text:p text:style-name="P90"><text:tab/>Podendo construir os gráficos dos módulos loja, transportar e propriedades apresentando-lhes variação entre períodos similares, variações por período, <text:span text:style-name="T186">expectativas</text:span> <text:span text:style-name="T186">e especulações do participante, com base em dados da comunidade, possibilitando que o participante possa entender os seus riscos antes de criar determinado investimento fazendo uso do histórico atualizado em tempo real pelo checklist.</text:span></text:p>
      <text:p text:style-name="P9">Acessar e compartilhar</text:p>
      <text:p text:style-name="P91"><text:tab/><text:span text:style-name="T187">Para mais rápida construção de um serviço de divulgação o módulo de compartilhamento possibilita a réplica de várias publicações em diferentes redes sociais cadastradas pelo usuário, diminuindo assim seu trabalho.</text:span></text:p>
      <text:p text:style-name="P10">Pulicar nas redes</text:p>
      <text:p text:style-name="P92"><text:tab/>Uma abstração dos tipos de publicação que <text:span text:style-name="T188">será</text:span> inserida nas redes sociais do participante juntamente as informações do sistema criando uma publicação com dupla intenção de <text:span text:style-name="T188">compartilhar o sistema e o evento do participante.</text:span></text:p>
      <text:p text:style-name="P11">Administrar redes</text:p>
      <text:p text:style-name="P93"><text:tab/><text:span text:style-name="T189">A administração de redes inclui o cadastro, alteração, persistência dos dados e exclusão de dados do participante, possibilitando o convide de amigos das redes cadastradas gerando a captura de dados das redes dos participantes.</text:span></text:p>
      <text:p text:style-name="P14">Cooperadores</text:p>
      <text:p text:style-name="P95"><text:tab/>Da necessidade de construções cooperativas de itens, e gerenciamentos mais complexos, o módulo de cooperação permite a participação de múltiplos usuários na criação ou gerência de atividades com o intuito de flexibilizar a utilização do sistema.</text:p>
      <text:p text:style-name="P14">Interagir com</text:p>
      <text:p text:style-name="P95"><text:tab/>Equivalente ao módulo de administração pode-se a partir desse ponto convidar outros participantes do sistema, ou excluir participantes para a produção ou gerenciamento. <text:span text:style-name="T192">Que disponibilizará a atividade que o participante estiver sendo convidado no nível de atualização que estiver criando uma cópia que posteriormente será misturada a do participante principal através do módulo de mesclagem. </text:span></text:p>
      <text:p text:style-name="P13"><text:span text:style-name="T191">#</text:span>Assinatura digital</text:p>
      <text:p text:style-name="P94"><text:tab/>Da necessidade de autenticação dos participantes de maneira mais severa, o módulo de assinatura digital permite a confirmação de dados de uma pessoa para o sistema, <text:span text:style-name="T190">a fim de minimizar fraudes aumentando a segurança dos usuários, tendo os módulos de criar assinatura e confirmar assinatura disponível</text:span>.</text:p>
      <text:p text:style-name="P12"/>
      <text:p text:style-name="P8"/>
      <text:p text:style-name="P1">participante-estático (<text:span text:style-name="T140">PE</text:span>): convidado a exercer funções durante o evento, permanece esperando a promoção de <text:span text:style-name="T140">PE</text:span> para <text:span text:style-name="T140">PD.</text:span></text:p>
      <text:p text:style-name="P1">paticipante-dinâmico(<text:span text:style-name="T140">PD</text:span>):desempenha funções durante o evento.</text:p>
      <text:p text:style-name="P1">Participante-principal<text:span text:style-name="T121">(PP)</text:span>: cria, organiza, e monitora o evento podendo desempenhar funções durante o evento.</text:p>
      <text:p text:style-name="P1">Cliente: é todo individuo dentro ou fora do sistema não relacionado com o evento que esteja presente.</text:p>
      <text:p text:style-name="P1">Fornecedor: podendo ser loja ou participante.</text:p>
      <text:p text:style-name="P2">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7-03-31T19:11:11.652416957</dc:date>
    <meta:editing-duration>P1DT8H24M45S</meta:editing-duration>
    <meta:editing-cycles>252</meta:editing-cycles>
    <meta:generator>LibreOffice/5.1.6.2$Linux_X86_64 LibreOffice_project/10m0$Build-2</meta:generator>
    <meta:document-statistic meta:table-count="0" meta:image-count="0" meta:object-count="0" meta:page-count="4" meta:paragraph-count="190" meta:word-count="6776" meta:character-count="44005" meta:non-whitespace-character-count="37314"/>
  </office:meta>
</office:document-meta>
</file>